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pairfns">
        <table:table-row>
          <table:table-cell table:style-name="pd1" office:value-type="string" office:value="r">
            <text:p>r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quantity">
            <text:p>quantity</text:p>
          </table:table-cell>
          <table:table-cell table:style-name="pd1" office:value-type="string" office:value="njobs">
            <text:p>njobs</text:p>
          </table:table-cell>
          <table:table-cell table:style-name="pd1" office:value-type="string" office:value="file">
            <text:p>file</text:p>
          </table:table-cell>
        </table:table-row>
        <table:table-row>
          <table:table-cell office:value-type="float" office:value="0.025">
            <text:p>0.025</text:p>
          </table:table-cell>
          <table:table-cell office:value-type="float" office:value="0.00169822">
            <text:p>0.00169822</text:p>
          </table:table-cell>
          <table:table-cell office:value-type="float" office:value="0.000217652">
            <text:p>0.000217652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075">
            <text:p>0.075</text:p>
          </table:table-cell>
          <table:table-cell office:value-type="float" office:value="0.00440475">
            <text:p>0.00440475</text:p>
          </table:table-cell>
          <table:table-cell office:value-type="float" office:value="0.000139365">
            <text:p>0.00013936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125">
            <text:p>0.125</text:p>
          </table:table-cell>
          <table:table-cell office:value-type="float" office:value="0.0112074">
            <text:p>0.0112074</text:p>
          </table:table-cell>
          <table:table-cell office:value-type="float" office:value="0.000137821">
            <text:p>0.000137821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175">
            <text:p>0.175</text:p>
          </table:table-cell>
          <table:table-cell office:value-type="float" office:value="0.0260657">
            <text:p>0.0260657</text:p>
          </table:table-cell>
          <table:table-cell office:value-type="float" office:value="0.000134383">
            <text:p>0.000134383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225">
            <text:p>0.225</text:p>
          </table:table-cell>
          <table:table-cell office:value-type="float" office:value="0.0548071">
            <text:p>0.0548071</text:p>
          </table:table-cell>
          <table:table-cell office:value-type="float" office:value="0.000169498">
            <text:p>0.000169498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275">
            <text:p>0.275</text:p>
          </table:table-cell>
          <table:table-cell office:value-type="float" office:value="0.101969">
            <text:p>0.101969</text:p>
          </table:table-cell>
          <table:table-cell office:value-type="float" office:value="0.000184433">
            <text:p>0.000184433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325">
            <text:p>0.325</text:p>
          </table:table-cell>
          <table:table-cell office:value-type="float" office:value="0.172555">
            <text:p>0.172555</text:p>
          </table:table-cell>
          <table:table-cell office:value-type="float" office:value="0.000195191">
            <text:p>0.000195191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375">
            <text:p>0.375</text:p>
          </table:table-cell>
          <table:table-cell office:value-type="float" office:value="0.267526">
            <text:p>0.267526</text:p>
          </table:table-cell>
          <table:table-cell office:value-type="float" office:value="0.000217088">
            <text:p>0.000217088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425">
            <text:p>0.425</text:p>
          </table:table-cell>
          <table:table-cell office:value-type="float" office:value="0.383252">
            <text:p>0.383252</text:p>
          </table:table-cell>
          <table:table-cell office:value-type="float" office:value="0.000208883">
            <text:p>0.000208883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475">
            <text:p>0.475</text:p>
          </table:table-cell>
          <table:table-cell office:value-type="float" office:value="0.511518">
            <text:p>0.511518</text:p>
          </table:table-cell>
          <table:table-cell office:value-type="float" office:value="0.000252995">
            <text:p>0.00025299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525">
            <text:p>0.525</text:p>
          </table:table-cell>
          <table:table-cell office:value-type="float" office:value="0.645414">
            <text:p>0.645414</text:p>
          </table:table-cell>
          <table:table-cell office:value-type="float" office:value="0.000183613">
            <text:p>0.000183613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575">
            <text:p>0.575</text:p>
          </table:table-cell>
          <table:table-cell office:value-type="float" office:value="0.773437">
            <text:p>0.773437</text:p>
          </table:table-cell>
          <table:table-cell office:value-type="float" office:value="0.000242582">
            <text:p>0.000242582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625">
            <text:p>0.625</text:p>
          </table:table-cell>
          <table:table-cell office:value-type="float" office:value="0.8892">
            <text:p>0.8892</text:p>
          </table:table-cell>
          <table:table-cell office:value-type="float" office:value="0.000245367">
            <text:p>0.000245367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675">
            <text:p>0.675</text:p>
          </table:table-cell>
          <table:table-cell office:value-type="float" office:value="0.987724">
            <text:p>0.987724</text:p>
          </table:table-cell>
          <table:table-cell office:value-type="float" office:value="0.000176149">
            <text:p>0.000176149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725">
            <text:p>0.725</text:p>
          </table:table-cell>
          <table:table-cell office:value-type="float" office:value="1.06512">
            <text:p>1.06512</text:p>
          </table:table-cell>
          <table:table-cell office:value-type="float" office:value="0.000198325">
            <text:p>0.00019832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775">
            <text:p>0.775</text:p>
          </table:table-cell>
          <table:table-cell office:value-type="float" office:value="1.12005">
            <text:p>1.12005</text:p>
          </table:table-cell>
          <table:table-cell office:value-type="float" office:value="0.00018578">
            <text:p>0.00018578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825">
            <text:p>0.825</text:p>
          </table:table-cell>
          <table:table-cell office:value-type="float" office:value="1.15146">
            <text:p>1.15146</text:p>
          </table:table-cell>
          <table:table-cell office:value-type="float" office:value="0.000185751">
            <text:p>0.000185751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875">
            <text:p>0.875</text:p>
          </table:table-cell>
          <table:table-cell office:value-type="float" office:value="1.15796">
            <text:p>1.15796</text:p>
          </table:table-cell>
          <table:table-cell office:value-type="float" office:value="0.000160032">
            <text:p>0.000160032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925">
            <text:p>0.925</text:p>
          </table:table-cell>
          <table:table-cell office:value-type="float" office:value="1.13776">
            <text:p>1.13776</text:p>
          </table:table-cell>
          <table:table-cell office:value-type="float" office:value="0.000172082">
            <text:p>0.000172082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975">
            <text:p>0.975</text:p>
          </table:table-cell>
          <table:table-cell office:value-type="float" office:value="1.08978">
            <text:p>1.08978</text:p>
          </table:table-cell>
          <table:table-cell office:value-type="float" office:value="0.000132681">
            <text:p>0.000132681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025">
            <text:p>1.025</text:p>
          </table:table-cell>
          <table:table-cell office:value-type="float" office:value="1.02361">
            <text:p>1.02361</text:p>
          </table:table-cell>
          <table:table-cell office:value-type="float" office:value="0.000137401">
            <text:p>0.000137401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075">
            <text:p>1.075</text:p>
          </table:table-cell>
          <table:table-cell office:value-type="float" office:value="0.977339">
            <text:p>0.977339</text:p>
          </table:table-cell>
          <table:table-cell office:value-type="float" office:value="0.000130049">
            <text:p>0.000130049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125">
            <text:p>1.125</text:p>
          </table:table-cell>
          <table:table-cell office:value-type="float" office:value="0.953714">
            <text:p>0.953714</text:p>
          </table:table-cell>
          <table:table-cell office:value-type="float" office:value="8.94856e-05">
            <text:p>8.94856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175">
            <text:p>1.175</text:p>
          </table:table-cell>
          <table:table-cell office:value-type="float" office:value="0.946176">
            <text:p>0.946176</text:p>
          </table:table-cell>
          <table:table-cell office:value-type="float" office:value="0.000122222">
            <text:p>0.000122222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225">
            <text:p>1.225</text:p>
          </table:table-cell>
          <table:table-cell office:value-type="float" office:value="0.949632">
            <text:p>0.949632</text:p>
          </table:table-cell>
          <table:table-cell office:value-type="float" office:value="0.00010567">
            <text:p>0.00010567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275">
            <text:p>1.275</text:p>
          </table:table-cell>
          <table:table-cell office:value-type="float" office:value="0.959712">
            <text:p>0.959712</text:p>
          </table:table-cell>
          <table:table-cell office:value-type="float" office:value="0.00011585">
            <text:p>0.0001158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325">
            <text:p>1.325</text:p>
          </table:table-cell>
          <table:table-cell office:value-type="float" office:value="0.972969">
            <text:p>0.972969</text:p>
          </table:table-cell>
          <table:table-cell office:value-type="float" office:value="0.000105761">
            <text:p>0.000105761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375">
            <text:p>1.375</text:p>
          </table:table-cell>
          <table:table-cell office:value-type="float" office:value="0.98655">
            <text:p>0.98655</text:p>
          </table:table-cell>
          <table:table-cell office:value-type="float" office:value="0.000119422">
            <text:p>0.000119422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425">
            <text:p>1.425</text:p>
          </table:table-cell>
          <table:table-cell office:value-type="float" office:value="0.998788">
            <text:p>0.998788</text:p>
          </table:table-cell>
          <table:table-cell office:value-type="float" office:value="9.19032e-05">
            <text:p>9.19032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475">
            <text:p>1.475</text:p>
          </table:table-cell>
          <table:table-cell office:value-type="float" office:value="1.00806">
            <text:p>1.00806</text:p>
          </table:table-cell>
          <table:table-cell office:value-type="float" office:value="0.000109199">
            <text:p>0.000109199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525">
            <text:p>1.525</text:p>
          </table:table-cell>
          <table:table-cell office:value-type="float" office:value="1.01374">
            <text:p>1.01374</text:p>
          </table:table-cell>
          <table:table-cell office:value-type="float" office:value="7.8367e-05">
            <text:p>7.8367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575">
            <text:p>1.575</text:p>
          </table:table-cell>
          <table:table-cell office:value-type="float" office:value="1.01612">
            <text:p>1.01612</text:p>
          </table:table-cell>
          <table:table-cell office:value-type="float" office:value="9.66709e-05">
            <text:p>9.66709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625">
            <text:p>1.625</text:p>
          </table:table-cell>
          <table:table-cell office:value-type="float" office:value="1.01542">
            <text:p>1.01542</text:p>
          </table:table-cell>
          <table:table-cell office:value-type="float" office:value="7.6217e-05">
            <text:p>7.6217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675">
            <text:p>1.675</text:p>
          </table:table-cell>
          <table:table-cell office:value-type="float" office:value="1.0125">
            <text:p>1.0125</text:p>
          </table:table-cell>
          <table:table-cell office:value-type="float" office:value="9.82513e-05">
            <text:p>9.82513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725">
            <text:p>1.725</text:p>
          </table:table-cell>
          <table:table-cell office:value-type="float" office:value="1.00859">
            <text:p>1.00859</text:p>
          </table:table-cell>
          <table:table-cell office:value-type="float" office:value="8.54009e-05">
            <text:p>8.54009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775">
            <text:p>1.775</text:p>
          </table:table-cell>
          <table:table-cell office:value-type="float" office:value="1.00401">
            <text:p>1.00401</text:p>
          </table:table-cell>
          <table:table-cell office:value-type="float" office:value="7.95476e-05">
            <text:p>7.95476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825">
            <text:p>1.825</text:p>
          </table:table-cell>
          <table:table-cell office:value-type="float" office:value="1.00006">
            <text:p>1.00006</text:p>
          </table:table-cell>
          <table:table-cell office:value-type="float" office:value="9.63346e-05">
            <text:p>9.63346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875">
            <text:p>1.875</text:p>
          </table:table-cell>
          <table:table-cell office:value-type="float" office:value="0.997023">
            <text:p>0.997023</text:p>
          </table:table-cell>
          <table:table-cell office:value-type="float" office:value="7.82257e-05">
            <text:p>7.82257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925">
            <text:p>1.925</text:p>
          </table:table-cell>
          <table:table-cell office:value-type="float" office:value="0.995202">
            <text:p>0.995202</text:p>
          </table:table-cell>
          <table:table-cell office:value-type="float" office:value="8.88437e-05">
            <text:p>8.88437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1.975">
            <text:p>1.975</text:p>
          </table:table-cell>
          <table:table-cell office:value-type="float" office:value="0.994739">
            <text:p>0.994739</text:p>
          </table:table-cell>
          <table:table-cell office:value-type="float" office:value="6.44392e-05">
            <text:p>6.44392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025">
            <text:p>2.025</text:p>
          </table:table-cell>
          <table:table-cell office:value-type="float" office:value="0.995264">
            <text:p>0.995264</text:p>
          </table:table-cell>
          <table:table-cell office:value-type="float" office:value="5.85317e-05">
            <text:p>5.85317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075">
            <text:p>2.075</text:p>
          </table:table-cell>
          <table:table-cell office:value-type="float" office:value="0.996373">
            <text:p>0.996373</text:p>
          </table:table-cell>
          <table:table-cell office:value-type="float" office:value="6.77047e-05">
            <text:p>6.77047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125">
            <text:p>2.125</text:p>
          </table:table-cell>
          <table:table-cell office:value-type="float" office:value="0.998034">
            <text:p>0.998034</text:p>
          </table:table-cell>
          <table:table-cell office:value-type="float" office:value="6.7688e-05">
            <text:p>6.7688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175">
            <text:p>2.175</text:p>
          </table:table-cell>
          <table:table-cell office:value-type="float" office:value="0.999382">
            <text:p>0.999382</text:p>
          </table:table-cell>
          <table:table-cell office:value-type="float" office:value="6.52121e-05">
            <text:p>6.52121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225">
            <text:p>2.225</text:p>
          </table:table-cell>
          <table:table-cell office:value-type="float" office:value="1.00096">
            <text:p>1.00096</text:p>
          </table:table-cell>
          <table:table-cell office:value-type="float" office:value="6.57667e-05">
            <text:p>6.57667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275">
            <text:p>2.275</text:p>
          </table:table-cell>
          <table:table-cell office:value-type="float" office:value="1.00179">
            <text:p>1.00179</text:p>
          </table:table-cell>
          <table:table-cell office:value-type="float" office:value="6.8628e-05">
            <text:p>6.8628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325">
            <text:p>2.325</text:p>
          </table:table-cell>
          <table:table-cell office:value-type="float" office:value="1.00221">
            <text:p>1.00221</text:p>
          </table:table-cell>
          <table:table-cell office:value-type="float" office:value="6.03311e-05">
            <text:p>6.03311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375">
            <text:p>2.375</text:p>
          </table:table-cell>
          <table:table-cell office:value-type="float" office:value="1.00226">
            <text:p>1.00226</text:p>
          </table:table-cell>
          <table:table-cell office:value-type="float" office:value="6.12192e-05">
            <text:p>6.12192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425">
            <text:p>2.425</text:p>
          </table:table-cell>
          <table:table-cell office:value-type="float" office:value="1.00196">
            <text:p>1.00196</text:p>
          </table:table-cell>
          <table:table-cell office:value-type="float" office:value="4.77759e-05">
            <text:p>4.77759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475">
            <text:p>2.475</text:p>
          </table:table-cell>
          <table:table-cell office:value-type="float" office:value="1.00148">
            <text:p>1.00148</text:p>
          </table:table-cell>
          <table:table-cell office:value-type="float" office:value="5.78971e-05">
            <text:p>5.78971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525">
            <text:p>2.525</text:p>
          </table:table-cell>
          <table:table-cell office:value-type="float" office:value="1.00096">
            <text:p>1.00096</text:p>
          </table:table-cell>
          <table:table-cell office:value-type="float" office:value="5.67206e-05">
            <text:p>5.67206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575">
            <text:p>2.575</text:p>
          </table:table-cell>
          <table:table-cell office:value-type="float" office:value="1.0005">
            <text:p>1.0005</text:p>
          </table:table-cell>
          <table:table-cell office:value-type="float" office:value="4.43439e-05">
            <text:p>4.43439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625">
            <text:p>2.625</text:p>
          </table:table-cell>
          <table:table-cell office:value-type="float" office:value="0.999965">
            <text:p>0.999965</text:p>
          </table:table-cell>
          <table:table-cell office:value-type="float" office:value="5.5348e-05">
            <text:p>5.5348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675">
            <text:p>2.675</text:p>
          </table:table-cell>
          <table:table-cell office:value-type="float" office:value="0.999683">
            <text:p>0.999683</text:p>
          </table:table-cell>
          <table:table-cell office:value-type="float" office:value="5.7341e-05">
            <text:p>5.7341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725">
            <text:p>2.725</text:p>
          </table:table-cell>
          <table:table-cell office:value-type="float" office:value="0.999619">
            <text:p>0.999619</text:p>
          </table:table-cell>
          <table:table-cell office:value-type="float" office:value="4.27811e-05">
            <text:p>4.27811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775">
            <text:p>2.775</text:p>
          </table:table-cell>
          <table:table-cell office:value-type="float" office:value="0.999668">
            <text:p>0.999668</text:p>
          </table:table-cell>
          <table:table-cell office:value-type="float" office:value="5.23072e-05">
            <text:p>5.23072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825">
            <text:p>2.825</text:p>
          </table:table-cell>
          <table:table-cell office:value-type="float" office:value="0.999781">
            <text:p>0.999781</text:p>
          </table:table-cell>
          <table:table-cell office:value-type="float" office:value="4.78914e-05">
            <text:p>4.78914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875">
            <text:p>2.875</text:p>
          </table:table-cell>
          <table:table-cell office:value-type="float" office:value="0.999955">
            <text:p>0.999955</text:p>
          </table:table-cell>
          <table:table-cell office:value-type="float" office:value="4.98194e-05">
            <text:p>4.98194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925">
            <text:p>2.925</text:p>
          </table:table-cell>
          <table:table-cell office:value-type="float" office:value="1.00015">
            <text:p>1.00015</text:p>
          </table:table-cell>
          <table:table-cell office:value-type="float" office:value="4.87511e-05">
            <text:p>4.87511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2.975">
            <text:p>2.975</text:p>
          </table:table-cell>
          <table:table-cell office:value-type="float" office:value="1.00038">
            <text:p>1.00038</text:p>
          </table:table-cell>
          <table:table-cell office:value-type="float" office:value="3.20694e-05">
            <text:p>3.20694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3.025">
            <text:p>3.025</text:p>
          </table:table-cell>
          <table:table-cell office:value-type="float" office:value="1.00038">
            <text:p>1.00038</text:p>
          </table:table-cell>
          <table:table-cell office:value-type="float" office:value="4.65782e-05">
            <text:p>4.65782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3.075">
            <text:p>3.075</text:p>
          </table:table-cell>
          <table:table-cell office:value-type="float" office:value="1.00048">
            <text:p>1.00048</text:p>
          </table:table-cell>
          <table:table-cell office:value-type="float" office:value="4.45526e-05">
            <text:p>4.45526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3.125">
            <text:p>3.125</text:p>
          </table:table-cell>
          <table:table-cell office:value-type="float" office:value="1.00062">
            <text:p>1.00062</text:p>
          </table:table-cell>
          <table:table-cell office:value-type="float" office:value="5.24299e-05">
            <text:p>5.24299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3.175">
            <text:p>3.175</text:p>
          </table:table-cell>
          <table:table-cell office:value-type="float" office:value="1.00051">
            <text:p>1.00051</text:p>
          </table:table-cell>
          <table:table-cell office:value-type="float" office:value="4.0984e-05">
            <text:p>4.0984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3.225">
            <text:p>3.225</text:p>
          </table:table-cell>
          <table:table-cell office:value-type="float" office:value="1.00054">
            <text:p>1.00054</text:p>
          </table:table-cell>
          <table:table-cell office:value-type="float" office:value="3.9206e-05">
            <text:p>3.9206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3.275">
            <text:p>3.275</text:p>
          </table:table-cell>
          <table:table-cell office:value-type="float" office:value="1.00052">
            <text:p>1.00052</text:p>
          </table:table-cell>
          <table:table-cell office:value-type="float" office:value="4.06439e-05">
            <text:p>4.06439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3.325">
            <text:p>3.325</text:p>
          </table:table-cell>
          <table:table-cell office:value-type="float" office:value="1.0003">
            <text:p>1.0003</text:p>
          </table:table-cell>
          <table:table-cell office:value-type="float" office:value="4.51168e-05">
            <text:p>4.51168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3.375">
            <text:p>3.375</text:p>
          </table:table-cell>
          <table:table-cell office:value-type="float" office:value="1.00034">
            <text:p>1.00034</text:p>
          </table:table-cell>
          <table:table-cell office:value-type="float" office:value="3.66563e-05">
            <text:p>3.66563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3.425">
            <text:p>3.425</text:p>
          </table:table-cell>
          <table:table-cell office:value-type="float" office:value="1.0002">
            <text:p>1.0002</text:p>
          </table:table-cell>
          <table:table-cell office:value-type="float" office:value="3.69825e-05">
            <text:p>3.69825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3.475">
            <text:p>3.475</text:p>
          </table:table-cell>
          <table:table-cell office:value-type="float" office:value="1.00019">
            <text:p>1.00019</text:p>
          </table:table-cell>
          <table:table-cell office:value-type="float" office:value="3.67206e-05">
            <text:p>3.67206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a_gr.dat">
            <text:p>pairfns1a_gr.dat</text:p>
          </table:table-cell>
        </table:table-row>
        <table:table-row>
          <table:table-cell office:value-type="float" office:value="0.025">
            <text:p>0.025</text:p>
          </table:table-cell>
          <table:table-cell office:value-type="float" office:value="0.00156555">
            <text:p>0.00156555</text:p>
          </table:table-cell>
          <table:table-cell office:value-type="float" office:value="0.00021494">
            <text:p>0.00021494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075">
            <text:p>0.075</text:p>
          </table:table-cell>
          <table:table-cell office:value-type="float" office:value="0.00420006">
            <text:p>0.00420006</text:p>
          </table:table-cell>
          <table:table-cell office:value-type="float" office:value="0.000120448">
            <text:p>0.000120448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125">
            <text:p>0.125</text:p>
          </table:table-cell>
          <table:table-cell office:value-type="float" office:value="0.0113261">
            <text:p>0.0113261</text:p>
          </table:table-cell>
          <table:table-cell office:value-type="float" office:value="0.000141135">
            <text:p>0.00014113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175">
            <text:p>0.175</text:p>
          </table:table-cell>
          <table:table-cell office:value-type="float" office:value="0.0259846">
            <text:p>0.0259846</text:p>
          </table:table-cell>
          <table:table-cell office:value-type="float" office:value="0.000158302">
            <text:p>0.000158302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225">
            <text:p>0.225</text:p>
          </table:table-cell>
          <table:table-cell office:value-type="float" office:value="0.0543908">
            <text:p>0.0543908</text:p>
          </table:table-cell>
          <table:table-cell office:value-type="float" office:value="0.000156215">
            <text:p>0.00015621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275">
            <text:p>0.275</text:p>
          </table:table-cell>
          <table:table-cell office:value-type="float" office:value="0.101927">
            <text:p>0.101927</text:p>
          </table:table-cell>
          <table:table-cell office:value-type="float" office:value="0.000178954">
            <text:p>0.000178954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325">
            <text:p>0.325</text:p>
          </table:table-cell>
          <table:table-cell office:value-type="float" office:value="0.172661">
            <text:p>0.172661</text:p>
          </table:table-cell>
          <table:table-cell office:value-type="float" office:value="0.000196321">
            <text:p>0.000196321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375">
            <text:p>0.375</text:p>
          </table:table-cell>
          <table:table-cell office:value-type="float" office:value="0.267064">
            <text:p>0.267064</text:p>
          </table:table-cell>
          <table:table-cell office:value-type="float" office:value="0.00022583">
            <text:p>0.00022583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425">
            <text:p>0.425</text:p>
          </table:table-cell>
          <table:table-cell office:value-type="float" office:value="0.382809">
            <text:p>0.382809</text:p>
          </table:table-cell>
          <table:table-cell office:value-type="float" office:value="0.000169601">
            <text:p>0.000169601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475">
            <text:p>0.475</text:p>
          </table:table-cell>
          <table:table-cell office:value-type="float" office:value="0.511923">
            <text:p>0.511923</text:p>
          </table:table-cell>
          <table:table-cell office:value-type="float" office:value="0.000243089">
            <text:p>0.000243089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525">
            <text:p>0.525</text:p>
          </table:table-cell>
          <table:table-cell office:value-type="float" office:value="0.6456">
            <text:p>0.6456</text:p>
          </table:table-cell>
          <table:table-cell office:value-type="float" office:value="0.000248553">
            <text:p>0.000248553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575">
            <text:p>0.575</text:p>
          </table:table-cell>
          <table:table-cell office:value-type="float" office:value="0.773414">
            <text:p>0.773414</text:p>
          </table:table-cell>
          <table:table-cell office:value-type="float" office:value="0.000203922">
            <text:p>0.000203922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625">
            <text:p>0.625</text:p>
          </table:table-cell>
          <table:table-cell office:value-type="float" office:value="0.889331">
            <text:p>0.889331</text:p>
          </table:table-cell>
          <table:table-cell office:value-type="float" office:value="0.000199678">
            <text:p>0.000199678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675">
            <text:p>0.675</text:p>
          </table:table-cell>
          <table:table-cell office:value-type="float" office:value="0.987678">
            <text:p>0.987678</text:p>
          </table:table-cell>
          <table:table-cell office:value-type="float" office:value="0.000174586">
            <text:p>0.000174586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725">
            <text:p>0.725</text:p>
          </table:table-cell>
          <table:table-cell office:value-type="float" office:value="1.06515">
            <text:p>1.06515</text:p>
          </table:table-cell>
          <table:table-cell office:value-type="float" office:value="0.00018703">
            <text:p>0.00018703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775">
            <text:p>0.775</text:p>
          </table:table-cell>
          <table:table-cell office:value-type="float" office:value="1.12001">
            <text:p>1.12001</text:p>
          </table:table-cell>
          <table:table-cell office:value-type="float" office:value="0.000186542">
            <text:p>0.000186542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825">
            <text:p>0.825</text:p>
          </table:table-cell>
          <table:table-cell office:value-type="float" office:value="1.15134">
            <text:p>1.15134</text:p>
          </table:table-cell>
          <table:table-cell office:value-type="float" office:value="0.000162174">
            <text:p>0.000162174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875">
            <text:p>0.875</text:p>
          </table:table-cell>
          <table:table-cell office:value-type="float" office:value="1.15801">
            <text:p>1.15801</text:p>
          </table:table-cell>
          <table:table-cell office:value-type="float" office:value="0.000149083">
            <text:p>0.000149083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925">
            <text:p>0.925</text:p>
          </table:table-cell>
          <table:table-cell office:value-type="float" office:value="1.13789">
            <text:p>1.13789</text:p>
          </table:table-cell>
          <table:table-cell office:value-type="float" office:value="0.000133618">
            <text:p>0.000133618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0.975">
            <text:p>0.975</text:p>
          </table:table-cell>
          <table:table-cell office:value-type="float" office:value="1.08968">
            <text:p>1.08968</text:p>
          </table:table-cell>
          <table:table-cell office:value-type="float" office:value="0.000141099">
            <text:p>0.000141099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025">
            <text:p>1.025</text:p>
          </table:table-cell>
          <table:table-cell office:value-type="float" office:value="1.02345">
            <text:p>1.02345</text:p>
          </table:table-cell>
          <table:table-cell office:value-type="float" office:value="0.00011783">
            <text:p>0.00011783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075">
            <text:p>1.075</text:p>
          </table:table-cell>
          <table:table-cell office:value-type="float" office:value="0.97742">
            <text:p>0.97742</text:p>
          </table:table-cell>
          <table:table-cell office:value-type="float" office:value="0.000123704">
            <text:p>0.000123704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125">
            <text:p>1.125</text:p>
          </table:table-cell>
          <table:table-cell office:value-type="float" office:value="0.953954">
            <text:p>0.953954</text:p>
          </table:table-cell>
          <table:table-cell office:value-type="float" office:value="0.000136338">
            <text:p>0.000136338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175">
            <text:p>1.175</text:p>
          </table:table-cell>
          <table:table-cell office:value-type="float" office:value="0.946411">
            <text:p>0.946411</text:p>
          </table:table-cell>
          <table:table-cell office:value-type="float" office:value="0.000111807">
            <text:p>0.000111807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225">
            <text:p>1.225</text:p>
          </table:table-cell>
          <table:table-cell office:value-type="float" office:value="0.94947">
            <text:p>0.94947</text:p>
          </table:table-cell>
          <table:table-cell office:value-type="float" office:value="0.000115902">
            <text:p>0.000115902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275">
            <text:p>1.275</text:p>
          </table:table-cell>
          <table:table-cell office:value-type="float" office:value="0.959607">
            <text:p>0.959607</text:p>
          </table:table-cell>
          <table:table-cell office:value-type="float" office:value="9.42384e-05">
            <text:p>9.42384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325">
            <text:p>1.325</text:p>
          </table:table-cell>
          <table:table-cell office:value-type="float" office:value="0.972736">
            <text:p>0.972736</text:p>
          </table:table-cell>
          <table:table-cell office:value-type="float" office:value="9.63354e-05">
            <text:p>9.63354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375">
            <text:p>1.375</text:p>
          </table:table-cell>
          <table:table-cell office:value-type="float" office:value="0.986453">
            <text:p>0.986453</text:p>
          </table:table-cell>
          <table:table-cell office:value-type="float" office:value="0.000117239">
            <text:p>0.000117239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425">
            <text:p>1.425</text:p>
          </table:table-cell>
          <table:table-cell office:value-type="float" office:value="0.99874">
            <text:p>0.99874</text:p>
          </table:table-cell>
          <table:table-cell office:value-type="float" office:value="0.000106762">
            <text:p>0.000106762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475">
            <text:p>1.475</text:p>
          </table:table-cell>
          <table:table-cell office:value-type="float" office:value="1.00827">
            <text:p>1.00827</text:p>
          </table:table-cell>
          <table:table-cell office:value-type="float" office:value="9.96484e-05">
            <text:p>9.96484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525">
            <text:p>1.525</text:p>
          </table:table-cell>
          <table:table-cell office:value-type="float" office:value="1.01383">
            <text:p>1.01383</text:p>
          </table:table-cell>
          <table:table-cell office:value-type="float" office:value="0.000104799">
            <text:p>0.000104799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575">
            <text:p>1.575</text:p>
          </table:table-cell>
          <table:table-cell office:value-type="float" office:value="1.01601">
            <text:p>1.01601</text:p>
          </table:table-cell>
          <table:table-cell office:value-type="float" office:value="7.41706e-05">
            <text:p>7.41706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625">
            <text:p>1.625</text:p>
          </table:table-cell>
          <table:table-cell office:value-type="float" office:value="1.0153">
            <text:p>1.0153</text:p>
          </table:table-cell>
          <table:table-cell office:value-type="float" office:value="8.30469e-05">
            <text:p>8.30469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675">
            <text:p>1.675</text:p>
          </table:table-cell>
          <table:table-cell office:value-type="float" office:value="1.01251">
            <text:p>1.01251</text:p>
          </table:table-cell>
          <table:table-cell office:value-type="float" office:value="7.99872e-05">
            <text:p>7.99872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725">
            <text:p>1.725</text:p>
          </table:table-cell>
          <table:table-cell office:value-type="float" office:value="1.00856">
            <text:p>1.00856</text:p>
          </table:table-cell>
          <table:table-cell office:value-type="float" office:value="6.5068e-05">
            <text:p>6.5068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775">
            <text:p>1.775</text:p>
          </table:table-cell>
          <table:table-cell office:value-type="float" office:value="1.00411">
            <text:p>1.00411</text:p>
          </table:table-cell>
          <table:table-cell office:value-type="float" office:value="7.41823e-05">
            <text:p>7.41823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825">
            <text:p>1.825</text:p>
          </table:table-cell>
          <table:table-cell office:value-type="float" office:value="1.00014">
            <text:p>1.00014</text:p>
          </table:table-cell>
          <table:table-cell office:value-type="float" office:value="7.17894e-05">
            <text:p>7.17894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875">
            <text:p>1.875</text:p>
          </table:table-cell>
          <table:table-cell office:value-type="float" office:value="0.996922">
            <text:p>0.996922</text:p>
          </table:table-cell>
          <table:table-cell office:value-type="float" office:value="6.83186e-05">
            <text:p>6.83186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925">
            <text:p>1.925</text:p>
          </table:table-cell>
          <table:table-cell office:value-type="float" office:value="0.995374">
            <text:p>0.995374</text:p>
          </table:table-cell>
          <table:table-cell office:value-type="float" office:value="7.88529e-05">
            <text:p>7.88529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1.975">
            <text:p>1.975</text:p>
          </table:table-cell>
          <table:table-cell office:value-type="float" office:value="0.994577">
            <text:p>0.994577</text:p>
          </table:table-cell>
          <table:table-cell office:value-type="float" office:value="6.09326e-05">
            <text:p>6.09326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025">
            <text:p>2.025</text:p>
          </table:table-cell>
          <table:table-cell office:value-type="float" office:value="0.995313">
            <text:p>0.995313</text:p>
          </table:table-cell>
          <table:table-cell office:value-type="float" office:value="7.22136e-05">
            <text:p>7.22136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075">
            <text:p>2.075</text:p>
          </table:table-cell>
          <table:table-cell office:value-type="float" office:value="0.996306">
            <text:p>0.996306</text:p>
          </table:table-cell>
          <table:table-cell office:value-type="float" office:value="7.69417e-05">
            <text:p>7.69417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125">
            <text:p>2.125</text:p>
          </table:table-cell>
          <table:table-cell office:value-type="float" office:value="0.998047">
            <text:p>0.998047</text:p>
          </table:table-cell>
          <table:table-cell office:value-type="float" office:value="6.49852e-05">
            <text:p>6.49852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175">
            <text:p>2.175</text:p>
          </table:table-cell>
          <table:table-cell office:value-type="float" office:value="0.999584">
            <text:p>0.999584</text:p>
          </table:table-cell>
          <table:table-cell office:value-type="float" office:value="5.56166e-05">
            <text:p>5.56166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225">
            <text:p>2.225</text:p>
          </table:table-cell>
          <table:table-cell office:value-type="float" office:value="1.00084">
            <text:p>1.00084</text:p>
          </table:table-cell>
          <table:table-cell office:value-type="float" office:value="5.70341e-05">
            <text:p>5.70341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275">
            <text:p>2.275</text:p>
          </table:table-cell>
          <table:table-cell office:value-type="float" office:value="1.0018">
            <text:p>1.0018</text:p>
          </table:table-cell>
          <table:table-cell office:value-type="float" office:value="5.22417e-05">
            <text:p>5.22417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325">
            <text:p>2.325</text:p>
          </table:table-cell>
          <table:table-cell office:value-type="float" office:value="1.00215">
            <text:p>1.00215</text:p>
          </table:table-cell>
          <table:table-cell office:value-type="float" office:value="5.88836e-05">
            <text:p>5.88836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375">
            <text:p>2.375</text:p>
          </table:table-cell>
          <table:table-cell office:value-type="float" office:value="1.00226">
            <text:p>1.00226</text:p>
          </table:table-cell>
          <table:table-cell office:value-type="float" office:value="5.35792e-05">
            <text:p>5.35792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425">
            <text:p>2.425</text:p>
          </table:table-cell>
          <table:table-cell office:value-type="float" office:value="1.00192">
            <text:p>1.00192</text:p>
          </table:table-cell>
          <table:table-cell office:value-type="float" office:value="6.72298e-05">
            <text:p>6.72298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475">
            <text:p>2.475</text:p>
          </table:table-cell>
          <table:table-cell office:value-type="float" office:value="1.00157">
            <text:p>1.00157</text:p>
          </table:table-cell>
          <table:table-cell office:value-type="float" office:value="6.01574e-05">
            <text:p>6.01574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525">
            <text:p>2.525</text:p>
          </table:table-cell>
          <table:table-cell office:value-type="float" office:value="1.00092">
            <text:p>1.00092</text:p>
          </table:table-cell>
          <table:table-cell office:value-type="float" office:value="7.70236e-05">
            <text:p>7.70236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575">
            <text:p>2.575</text:p>
          </table:table-cell>
          <table:table-cell office:value-type="float" office:value="1.00048">
            <text:p>1.00048</text:p>
          </table:table-cell>
          <table:table-cell office:value-type="float" office:value="4.92266e-05">
            <text:p>4.92266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625">
            <text:p>2.625</text:p>
          </table:table-cell>
          <table:table-cell office:value-type="float" office:value="1.00002">
            <text:p>1.00002</text:p>
          </table:table-cell>
          <table:table-cell office:value-type="float" office:value="5.29511e-05">
            <text:p>5.29511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675">
            <text:p>2.675</text:p>
          </table:table-cell>
          <table:table-cell office:value-type="float" office:value="0.999695">
            <text:p>0.999695</text:p>
          </table:table-cell>
          <table:table-cell office:value-type="float" office:value="5.46559e-05">
            <text:p>5.46559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725">
            <text:p>2.725</text:p>
          </table:table-cell>
          <table:table-cell office:value-type="float" office:value="0.999646">
            <text:p>0.999646</text:p>
          </table:table-cell>
          <table:table-cell office:value-type="float" office:value="4.34755e-05">
            <text:p>4.34755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775">
            <text:p>2.775</text:p>
          </table:table-cell>
          <table:table-cell office:value-type="float" office:value="0.999604">
            <text:p>0.999604</text:p>
          </table:table-cell>
          <table:table-cell office:value-type="float" office:value="4.77687e-05">
            <text:p>4.77687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825">
            <text:p>2.825</text:p>
          </table:table-cell>
          <table:table-cell office:value-type="float" office:value="0.999714">
            <text:p>0.999714</text:p>
          </table:table-cell>
          <table:table-cell office:value-type="float" office:value="5.77537e-05">
            <text:p>5.77537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875">
            <text:p>2.875</text:p>
          </table:table-cell>
          <table:table-cell office:value-type="float" office:value="0.999959">
            <text:p>0.999959</text:p>
          </table:table-cell>
          <table:table-cell office:value-type="float" office:value="5.96152e-05">
            <text:p>5.96152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925">
            <text:p>2.925</text:p>
          </table:table-cell>
          <table:table-cell office:value-type="float" office:value="1.0002">
            <text:p>1.0002</text:p>
          </table:table-cell>
          <table:table-cell office:value-type="float" office:value="5.53333e-05">
            <text:p>5.53333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2.975">
            <text:p>2.975</text:p>
          </table:table-cell>
          <table:table-cell office:value-type="float" office:value="1.00027">
            <text:p>1.00027</text:p>
          </table:table-cell>
          <table:table-cell office:value-type="float" office:value="4.56935e-05">
            <text:p>4.56935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3.025">
            <text:p>3.025</text:p>
          </table:table-cell>
          <table:table-cell office:value-type="float" office:value="1.00037">
            <text:p>1.00037</text:p>
          </table:table-cell>
          <table:table-cell office:value-type="float" office:value="4.22242e-05">
            <text:p>4.22242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3.075">
            <text:p>3.075</text:p>
          </table:table-cell>
          <table:table-cell office:value-type="float" office:value="1.00056">
            <text:p>1.00056</text:p>
          </table:table-cell>
          <table:table-cell office:value-type="float" office:value="3.97525e-05">
            <text:p>3.97525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3.125">
            <text:p>3.125</text:p>
          </table:table-cell>
          <table:table-cell office:value-type="float" office:value="1.00064">
            <text:p>1.00064</text:p>
          </table:table-cell>
          <table:table-cell office:value-type="float" office:value="4.15309e-05">
            <text:p>4.15309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3.175">
            <text:p>3.175</text:p>
          </table:table-cell>
          <table:table-cell office:value-type="float" office:value="1.00057">
            <text:p>1.00057</text:p>
          </table:table-cell>
          <table:table-cell office:value-type="float" office:value="4.4784e-05">
            <text:p>4.4784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3.225">
            <text:p>3.225</text:p>
          </table:table-cell>
          <table:table-cell office:value-type="float" office:value="1.00053">
            <text:p>1.00053</text:p>
          </table:table-cell>
          <table:table-cell office:value-type="float" office:value="4.54856e-05">
            <text:p>4.54856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3.275">
            <text:p>3.275</text:p>
          </table:table-cell>
          <table:table-cell office:value-type="float" office:value="1.00042">
            <text:p>1.00042</text:p>
          </table:table-cell>
          <table:table-cell office:value-type="float" office:value="4.57324e-05">
            <text:p>4.57324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3.325">
            <text:p>3.325</text:p>
          </table:table-cell>
          <table:table-cell office:value-type="float" office:value="1.00031">
            <text:p>1.00031</text:p>
          </table:table-cell>
          <table:table-cell office:value-type="float" office:value="4.58414e-05">
            <text:p>4.58414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3.375">
            <text:p>3.375</text:p>
          </table:table-cell>
          <table:table-cell office:value-type="float" office:value="1.00027">
            <text:p>1.00027</text:p>
          </table:table-cell>
          <table:table-cell office:value-type="float" office:value="3.93409e-05">
            <text:p>3.93409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3.425">
            <text:p>3.425</text:p>
          </table:table-cell>
          <table:table-cell office:value-type="float" office:value="1.00026">
            <text:p>1.00026</text:p>
          </table:table-cell>
          <table:table-cell office:value-type="float" office:value="3.64334e-05">
            <text:p>3.64334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  <table:table-row>
          <table:table-cell office:value-type="float" office:value="3.475">
            <text:p>3.475</text:p>
          </table:table-cell>
          <table:table-cell office:value-type="float" office:value="1.00019">
            <text:p>1.00019</text:p>
          </table:table-cell>
          <table:table-cell office:value-type="float" office:value="4.49144e-05">
            <text:p>4.49144e-05</text:p>
          </table:table-cell>
          <table:table-cell office:value-type="string" office:value="g00">
            <text:p>g00</text:p>
          </table:table-cell>
          <table:table-cell office:value-type="float" office:value="40">
            <text:p>40</text:p>
          </table:table-cell>
          <table:table-cell office:value-type="string" office:value="pairfns1b_gr.dat">
            <text:p>pairfns1b_gr.dat</text:p>
          </table:table-cell>
        </table:table-row>
      </table:table>
      <table:table table:name="structure">
        <table:table-row>
          <table:table-cell table:style-name="pd1" office:value-type="string" office:value="q">
            <text:p>q</text:p>
          </table:table-cell>
          <table:table-cell table:style-name="pd1" office:value-type="string" office:value="value">
            <text:p>valu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quantity">
            <text:p>quantity</text:p>
          </table:table-cell>
          <table:table-cell table:style-name="pd1" office:value-type="string" office:value="njobs">
            <text:p>njobs</text:p>
          </table:table-cell>
          <table:table-cell table:style-name="pd1" office:value-type="string" office:value="file">
            <text:p>file</text:p>
          </table:table-cell>
        </table:table-row>
        <table:table-row>
          <table:table-cell office:value-type="float" office:value="0.314159">
            <text:p>0.314159</text:p>
          </table:table-cell>
          <table:table-cell office:value-type="float" office:value="0.061228">
            <text:p>0.061228</text:p>
          </table:table-cell>
          <table:table-cell office:value-type="float" office:value="0.00153589">
            <text:p>0.0015358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0.628319">
            <text:p>0.628319</text:p>
          </table:table-cell>
          <table:table-cell office:value-type="float" office:value="0.0628065">
            <text:p>0.0628065</text:p>
          </table:table-cell>
          <table:table-cell office:value-type="float" office:value="0.000751316">
            <text:p>0.00075131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0.942478">
            <text:p>0.942478</text:p>
          </table:table-cell>
          <table:table-cell office:value-type="float" office:value="0.0641914">
            <text:p>0.0641914</text:p>
          </table:table-cell>
          <table:table-cell office:value-type="float" office:value="0.000641914">
            <text:p>0.00064191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.25664">
            <text:p>1.25664</text:p>
          </table:table-cell>
          <table:table-cell office:value-type="float" office:value="0.0667118">
            <text:p>0.0667118</text:p>
          </table:table-cell>
          <table:table-cell office:value-type="float" office:value="0.000698378">
            <text:p>0.00069837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.5708">
            <text:p>1.5708</text:p>
          </table:table-cell>
          <table:table-cell office:value-type="float" office:value="0.0708792">
            <text:p>0.0708792</text:p>
          </table:table-cell>
          <table:table-cell office:value-type="float" office:value="0.000533808">
            <text:p>0.00053380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.88496">
            <text:p>1.88496</text:p>
          </table:table-cell>
          <table:table-cell office:value-type="float" office:value="0.0741733">
            <text:p>0.0741733</text:p>
          </table:table-cell>
          <table:table-cell office:value-type="float" office:value="0.0006187">
            <text:p>0.000618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.19911">
            <text:p>2.19911</text:p>
          </table:table-cell>
          <table:table-cell office:value-type="float" office:value="0.0781968">
            <text:p>0.0781968</text:p>
          </table:table-cell>
          <table:table-cell office:value-type="float" office:value="0.000655654">
            <text:p>0.00065565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.51327">
            <text:p>2.51327</text:p>
          </table:table-cell>
          <table:table-cell office:value-type="float" office:value="0.0834569">
            <text:p>0.0834569</text:p>
          </table:table-cell>
          <table:table-cell office:value-type="float" office:value="0.000678162">
            <text:p>0.00067816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.82743">
            <text:p>2.82743</text:p>
          </table:table-cell>
          <table:table-cell office:value-type="float" office:value="0.091549">
            <text:p>0.091549</text:p>
          </table:table-cell>
          <table:table-cell office:value-type="float" office:value="0.000751001">
            <text:p>0.00075100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3.14159">
            <text:p>3.14159</text:p>
          </table:table-cell>
          <table:table-cell office:value-type="float" office:value="0.0995265">
            <text:p>0.0995265</text:p>
          </table:table-cell>
          <table:table-cell office:value-type="float" office:value="0.000837105">
            <text:p>0.00083710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3.45575">
            <text:p>3.45575</text:p>
          </table:table-cell>
          <table:table-cell office:value-type="float" office:value="0.109209">
            <text:p>0.109209</text:p>
          </table:table-cell>
          <table:table-cell office:value-type="float" office:value="0.0008559">
            <text:p>0.000855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3.76991">
            <text:p>3.76991</text:p>
          </table:table-cell>
          <table:table-cell office:value-type="float" office:value="0.123203">
            <text:p>0.123203</text:p>
          </table:table-cell>
          <table:table-cell office:value-type="float" office:value="0.000924898">
            <text:p>0.00092489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4.08407">
            <text:p>4.08407</text:p>
          </table:table-cell>
          <table:table-cell office:value-type="float" office:value="0.138902">
            <text:p>0.138902</text:p>
          </table:table-cell>
          <table:table-cell office:value-type="float" office:value="0.00111195">
            <text:p>0.0011119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4.39823">
            <text:p>4.39823</text:p>
          </table:table-cell>
          <table:table-cell office:value-type="float" office:value="0.158525">
            <text:p>0.158525</text:p>
          </table:table-cell>
          <table:table-cell office:value-type="float" office:value="0.00121087">
            <text:p>0.0012108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4.71239">
            <text:p>4.71239</text:p>
          </table:table-cell>
          <table:table-cell office:value-type="float" office:value="0.18208">
            <text:p>0.18208</text:p>
          </table:table-cell>
          <table:table-cell office:value-type="float" office:value="0.00144725">
            <text:p>0.0014472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5.02655">
            <text:p>5.02655</text:p>
          </table:table-cell>
          <table:table-cell office:value-type="float" office:value="0.210251">
            <text:p>0.210251</text:p>
          </table:table-cell>
          <table:table-cell office:value-type="float" office:value="0.00182975">
            <text:p>0.0018297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5.34071">
            <text:p>5.34071</text:p>
          </table:table-cell>
          <table:table-cell office:value-type="float" office:value="0.247947">
            <text:p>0.247947</text:p>
          </table:table-cell>
          <table:table-cell office:value-type="float" office:value="0.00210681">
            <text:p>0.0021068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5.65487">
            <text:p>5.65487</text:p>
          </table:table-cell>
          <table:table-cell office:value-type="float" office:value="0.300633">
            <text:p>0.300633</text:p>
          </table:table-cell>
          <table:table-cell office:value-type="float" office:value="0.00227141">
            <text:p>0.0022714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5.96903">
            <text:p>5.96903</text:p>
          </table:table-cell>
          <table:table-cell office:value-type="float" office:value="0.356201">
            <text:p>0.356201</text:p>
          </table:table-cell>
          <table:table-cell office:value-type="float" office:value="0.00353248">
            <text:p>0.0035324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6.28319">
            <text:p>6.28319</text:p>
          </table:table-cell>
          <table:table-cell office:value-type="float" office:value="0.431524">
            <text:p>0.431524</text:p>
          </table:table-cell>
          <table:table-cell office:value-type="float" office:value="0.00317601">
            <text:p>0.0031760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6.59734">
            <text:p>6.59734</text:p>
          </table:table-cell>
          <table:table-cell office:value-type="float" office:value="0.514443">
            <text:p>0.514443</text:p>
          </table:table-cell>
          <table:table-cell office:value-type="float" office:value="0.00366004">
            <text:p>0.0036600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6.9115">
            <text:p>6.9115</text:p>
          </table:table-cell>
          <table:table-cell office:value-type="float" office:value="0.618045">
            <text:p>0.618045</text:p>
          </table:table-cell>
          <table:table-cell office:value-type="float" office:value="0.00406051">
            <text:p>0.0040605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7.22566">
            <text:p>7.22566</text:p>
          </table:table-cell>
          <table:table-cell office:value-type="float" office:value="0.743602">
            <text:p>0.743602</text:p>
          </table:table-cell>
          <table:table-cell office:value-type="float" office:value="0.00579602">
            <text:p>0.0057960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7.53982">
            <text:p>7.53982</text:p>
          </table:table-cell>
          <table:table-cell office:value-type="float" office:value="0.850304">
            <text:p>0.850304</text:p>
          </table:table-cell>
          <table:table-cell office:value-type="float" office:value="0.00740109">
            <text:p>0.0074010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7.85398">
            <text:p>7.85398</text:p>
          </table:table-cell>
          <table:table-cell office:value-type="float" office:value="0.975515">
            <text:p>0.975515</text:p>
          </table:table-cell>
          <table:table-cell office:value-type="float" office:value="0.00678068">
            <text:p>0.0067806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8.16814">
            <text:p>8.16814</text:p>
          </table:table-cell>
          <table:table-cell office:value-type="float" office:value="1.06886">
            <text:p>1.06886</text:p>
          </table:table-cell>
          <table:table-cell office:value-type="float" office:value="0.00964611">
            <text:p>0.0096461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8.4823">
            <text:p>8.4823</text:p>
          </table:table-cell>
          <table:table-cell office:value-type="float" office:value="1.12905">
            <text:p>1.12905</text:p>
          </table:table-cell>
          <table:table-cell office:value-type="float" office:value="0.00725727">
            <text:p>0.0072572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8.79646">
            <text:p>8.79646</text:p>
          </table:table-cell>
          <table:table-cell office:value-type="float" office:value="1.16451">
            <text:p>1.16451</text:p>
          </table:table-cell>
          <table:table-cell office:value-type="float" office:value="0.00729901">
            <text:p>0.0072990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9.11062">
            <text:p>9.11062</text:p>
          </table:table-cell>
          <table:table-cell office:value-type="float" office:value="1.20074">
            <text:p>1.20074</text:p>
          </table:table-cell>
          <table:table-cell office:value-type="float" office:value="0.00975146">
            <text:p>0.0097514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9.42478">
            <text:p>9.42478</text:p>
          </table:table-cell>
          <table:table-cell office:value-type="float" office:value="1.16241">
            <text:p>1.16241</text:p>
          </table:table-cell>
          <table:table-cell office:value-type="float" office:value="0.0103101">
            <text:p>0.010310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9.73894">
            <text:p>9.73894</text:p>
          </table:table-cell>
          <table:table-cell office:value-type="float" office:value="1.13746">
            <text:p>1.13746</text:p>
          </table:table-cell>
          <table:table-cell office:value-type="float" office:value="0.00861466">
            <text:p>0.0086146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0.0531">
            <text:p>10.0531</text:p>
          </table:table-cell>
          <table:table-cell office:value-type="float" office:value="1.09648">
            <text:p>1.09648</text:p>
          </table:table-cell>
          <table:table-cell office:value-type="float" office:value="0.00990378">
            <text:p>0.0099037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0.3673">
            <text:p>10.3673</text:p>
          </table:table-cell>
          <table:table-cell office:value-type="float" office:value="1.05873">
            <text:p>1.05873</text:p>
          </table:table-cell>
          <table:table-cell office:value-type="float" office:value="0.00818227">
            <text:p>0.0081822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0.6814">
            <text:p>10.6814</text:p>
          </table:table-cell>
          <table:table-cell office:value-type="float" office:value="1.02692">
            <text:p>1.02692</text:p>
          </table:table-cell>
          <table:table-cell office:value-type="float" office:value="0.00774666">
            <text:p>0.0077466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0.9956">
            <text:p>10.9956</text:p>
          </table:table-cell>
          <table:table-cell office:value-type="float" office:value="1.01416">
            <text:p>1.01416</text:p>
          </table:table-cell>
          <table:table-cell office:value-type="float" office:value="0.00527402">
            <text:p>0.0052740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1.3097">
            <text:p>11.3097</text:p>
          </table:table-cell>
          <table:table-cell office:value-type="float" office:value="1.00225">
            <text:p>1.00225</text:p>
          </table:table-cell>
          <table:table-cell office:value-type="float" office:value="0.00766222">
            <text:p>0.0076622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1.6239">
            <text:p>11.6239</text:p>
          </table:table-cell>
          <table:table-cell office:value-type="float" office:value="0.9922">
            <text:p>0.9922</text:p>
          </table:table-cell>
          <table:table-cell office:value-type="float" office:value="0.00723097">
            <text:p>0.0072309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1.9381">
            <text:p>11.9381</text:p>
          </table:table-cell>
          <table:table-cell office:value-type="float" office:value="0.976464">
            <text:p>0.976464</text:p>
          </table:table-cell>
          <table:table-cell office:value-type="float" office:value="0.00786719">
            <text:p>0.0078671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2.2522">
            <text:p>12.2522</text:p>
          </table:table-cell>
          <table:table-cell office:value-type="float" office:value="0.990731">
            <text:p>0.990731</text:p>
          </table:table-cell>
          <table:table-cell office:value-type="float" office:value="0.00803805">
            <text:p>0.0080380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2.5664">
            <text:p>12.5664</text:p>
          </table:table-cell>
          <table:table-cell office:value-type="float" office:value="0.981842">
            <text:p>0.981842</text:p>
          </table:table-cell>
          <table:table-cell office:value-type="float" office:value="0.00728863">
            <text:p>0.0072886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2.8805">
            <text:p>12.8805</text:p>
          </table:table-cell>
          <table:table-cell office:value-type="float" office:value="0.982906">
            <text:p>0.982906</text:p>
          </table:table-cell>
          <table:table-cell office:value-type="float" office:value="0.00730108">
            <text:p>0.0073010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3.1947">
            <text:p>13.1947</text:p>
          </table:table-cell>
          <table:table-cell office:value-type="float" office:value="0.972174">
            <text:p>0.972174</text:p>
          </table:table-cell>
          <table:table-cell office:value-type="float" office:value="0.00653685">
            <text:p>0.0065368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3.5088">
            <text:p>13.5088</text:p>
          </table:table-cell>
          <table:table-cell office:value-type="float" office:value="0.998949">
            <text:p>0.998949</text:p>
          </table:table-cell>
          <table:table-cell office:value-type="float" office:value="0.00823104">
            <text:p>0.0082310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3.823">
            <text:p>13.823</text:p>
          </table:table-cell>
          <table:table-cell office:value-type="float" office:value="1.00126">
            <text:p>1.00126</text:p>
          </table:table-cell>
          <table:table-cell office:value-type="float" office:value="0.00775909">
            <text:p>0.0077590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4.1372">
            <text:p>14.1372</text:p>
          </table:table-cell>
          <table:table-cell office:value-type="float" office:value="1.01272">
            <text:p>1.01272</text:p>
          </table:table-cell>
          <table:table-cell office:value-type="float" office:value="0.00730894">
            <text:p>0.0073089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4.4513">
            <text:p>14.4513</text:p>
          </table:table-cell>
          <table:table-cell office:value-type="float" office:value="1.00046">
            <text:p>1.00046</text:p>
          </table:table-cell>
          <table:table-cell office:value-type="float" office:value="0.00904942">
            <text:p>0.0090494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4.7655">
            <text:p>14.7655</text:p>
          </table:table-cell>
          <table:table-cell office:value-type="float" office:value="1.01608">
            <text:p>1.01608</text:p>
          </table:table-cell>
          <table:table-cell office:value-type="float" office:value="0.00683126">
            <text:p>0.0068312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5.0796">
            <text:p>15.0796</text:p>
          </table:table-cell>
          <table:table-cell office:value-type="float" office:value="1.02515">
            <text:p>1.02515</text:p>
          </table:table-cell>
          <table:table-cell office:value-type="float" office:value="0.0080422">
            <text:p>0.008042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5.3938">
            <text:p>15.3938</text:p>
          </table:table-cell>
          <table:table-cell office:value-type="float" office:value="1.0177">
            <text:p>1.0177</text:p>
          </table:table-cell>
          <table:table-cell office:value-type="float" office:value="0.00576543">
            <text:p>0.0057654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5.708">
            <text:p>15.708</text:p>
          </table:table-cell>
          <table:table-cell office:value-type="float" office:value="1.02055">
            <text:p>1.02055</text:p>
          </table:table-cell>
          <table:table-cell office:value-type="float" office:value="0.00742553">
            <text:p>0.0074255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6.0221">
            <text:p>16.0221</text:p>
          </table:table-cell>
          <table:table-cell office:value-type="float" office:value="1.02114">
            <text:p>1.02114</text:p>
          </table:table-cell>
          <table:table-cell office:value-type="float" office:value="0.00776833">
            <text:p>0.0077683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6.3363">
            <text:p>16.3363</text:p>
          </table:table-cell>
          <table:table-cell office:value-type="float" office:value="1.01329">
            <text:p>1.01329</text:p>
          </table:table-cell>
          <table:table-cell office:value-type="float" office:value="0.00772152">
            <text:p>0.0077215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6.6504">
            <text:p>16.6504</text:p>
          </table:table-cell>
          <table:table-cell office:value-type="float" office:value="0.996581">
            <text:p>0.996581</text:p>
          </table:table-cell>
          <table:table-cell office:value-type="float" office:value="0.00769895">
            <text:p>0.0076989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6.9646">
            <text:p>16.9646</text:p>
          </table:table-cell>
          <table:table-cell office:value-type="float" office:value="0.995941">
            <text:p>0.995941</text:p>
          </table:table-cell>
          <table:table-cell office:value-type="float" office:value="0.00841106">
            <text:p>0.0084110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7.2788">
            <text:p>17.2788</text:p>
          </table:table-cell>
          <table:table-cell office:value-type="float" office:value="1.00563">
            <text:p>1.00563</text:p>
          </table:table-cell>
          <table:table-cell office:value-type="float" office:value="0.00787038">
            <text:p>0.0078703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7.5929">
            <text:p>17.5929</text:p>
          </table:table-cell>
          <table:table-cell office:value-type="float" office:value="0.996038">
            <text:p>0.996038</text:p>
          </table:table-cell>
          <table:table-cell office:value-type="float" office:value="0.00927123">
            <text:p>0.0092712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7.9071">
            <text:p>17.9071</text:p>
          </table:table-cell>
          <table:table-cell office:value-type="float" office:value="0.984169">
            <text:p>0.984169</text:p>
          </table:table-cell>
          <table:table-cell office:value-type="float" office:value="0.00637249">
            <text:p>0.0063724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8.2212">
            <text:p>18.2212</text:p>
          </table:table-cell>
          <table:table-cell office:value-type="float" office:value="0.978894">
            <text:p>0.978894</text:p>
          </table:table-cell>
          <table:table-cell office:value-type="float" office:value="0.00761268">
            <text:p>0.0076126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8.5354">
            <text:p>18.5354</text:p>
          </table:table-cell>
          <table:table-cell office:value-type="float" office:value="1.00046">
            <text:p>1.00046</text:p>
          </table:table-cell>
          <table:table-cell office:value-type="float" office:value="0.00783369">
            <text:p>0.0078336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8.8496">
            <text:p>18.8496</text:p>
          </table:table-cell>
          <table:table-cell office:value-type="float" office:value="0.992197">
            <text:p>0.992197</text:p>
          </table:table-cell>
          <table:table-cell office:value-type="float" office:value="0.00737898">
            <text:p>0.0073789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9.1637">
            <text:p>19.1637</text:p>
          </table:table-cell>
          <table:table-cell office:value-type="float" office:value="0.987891">
            <text:p>0.987891</text:p>
          </table:table-cell>
          <table:table-cell office:value-type="float" office:value="0.00690081">
            <text:p>0.0069008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9.4779">
            <text:p>19.4779</text:p>
          </table:table-cell>
          <table:table-cell office:value-type="float" office:value="0.992563">
            <text:p>0.992563</text:p>
          </table:table-cell>
          <table:table-cell office:value-type="float" office:value="0.00894692">
            <text:p>0.0089469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19.792">
            <text:p>19.792</text:p>
          </table:table-cell>
          <table:table-cell office:value-type="float" office:value="0.985475">
            <text:p>0.985475</text:p>
          </table:table-cell>
          <table:table-cell office:value-type="float" office:value="0.00946707">
            <text:p>0.0094670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0.1062">
            <text:p>20.1062</text:p>
          </table:table-cell>
          <table:table-cell office:value-type="float" office:value="1.00312">
            <text:p>1.00312</text:p>
          </table:table-cell>
          <table:table-cell office:value-type="float" office:value="0.00568245">
            <text:p>0.0056824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0.4204">
            <text:p>20.4204</text:p>
          </table:table-cell>
          <table:table-cell office:value-type="float" office:value="0.995012">
            <text:p>0.995012</text:p>
          </table:table-cell>
          <table:table-cell office:value-type="float" office:value="0.00817376">
            <text:p>0.0081737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0.7345">
            <text:p>20.7345</text:p>
          </table:table-cell>
          <table:table-cell office:value-type="float" office:value="0.988699">
            <text:p>0.988699</text:p>
          </table:table-cell>
          <table:table-cell office:value-type="float" office:value="0.00853217">
            <text:p>0.0085321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1.0487">
            <text:p>21.0487</text:p>
          </table:table-cell>
          <table:table-cell office:value-type="float" office:value="1.00417">
            <text:p>1.00417</text:p>
          </table:table-cell>
          <table:table-cell office:value-type="float" office:value="0.00687618">
            <text:p>0.0068761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1.3628">
            <text:p>21.3628</text:p>
          </table:table-cell>
          <table:table-cell office:value-type="float" office:value="1.01507">
            <text:p>1.01507</text:p>
          </table:table-cell>
          <table:table-cell office:value-type="float" office:value="0.00812811">
            <text:p>0.0081281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1.677">
            <text:p>21.677</text:p>
          </table:table-cell>
          <table:table-cell office:value-type="float" office:value="1.00125">
            <text:p>1.00125</text:p>
          </table:table-cell>
          <table:table-cell office:value-type="float" office:value="0.00778291">
            <text:p>0.0077829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1.9911">
            <text:p>21.9911</text:p>
          </table:table-cell>
          <table:table-cell office:value-type="float" office:value="1.01056">
            <text:p>1.01056</text:p>
          </table:table-cell>
          <table:table-cell office:value-type="float" office:value="0.0089305">
            <text:p>0.008930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2.3053">
            <text:p>22.3053</text:p>
          </table:table-cell>
          <table:table-cell office:value-type="float" office:value="1.00475">
            <text:p>1.00475</text:p>
          </table:table-cell>
          <table:table-cell office:value-type="float" office:value="0.00757886">
            <text:p>0.0075788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2.6195">
            <text:p>22.6195</text:p>
          </table:table-cell>
          <table:table-cell office:value-type="float" office:value="0.994972">
            <text:p>0.994972</text:p>
          </table:table-cell>
          <table:table-cell office:value-type="float" office:value="0.00765167">
            <text:p>0.0076516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2.9336">
            <text:p>22.9336</text:p>
          </table:table-cell>
          <table:table-cell office:value-type="float" office:value="1.00279">
            <text:p>1.00279</text:p>
          </table:table-cell>
          <table:table-cell office:value-type="float" office:value="0.0081387">
            <text:p>0.008138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3.2478">
            <text:p>23.2478</text:p>
          </table:table-cell>
          <table:table-cell office:value-type="float" office:value="0.998242">
            <text:p>0.998242</text:p>
          </table:table-cell>
          <table:table-cell office:value-type="float" office:value="0.00883024">
            <text:p>0.0088302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3.5619">
            <text:p>23.5619</text:p>
          </table:table-cell>
          <table:table-cell office:value-type="float" office:value="0.986815">
            <text:p>0.986815</text:p>
          </table:table-cell>
          <table:table-cell office:value-type="float" office:value="0.00719606">
            <text:p>0.0071960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3.8761">
            <text:p>23.8761</text:p>
          </table:table-cell>
          <table:table-cell office:value-type="float" office:value="1.01105">
            <text:p>1.01105</text:p>
          </table:table-cell>
          <table:table-cell office:value-type="float" office:value="0.00726093">
            <text:p>0.0072609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4.1903">
            <text:p>24.1903</text:p>
          </table:table-cell>
          <table:table-cell office:value-type="float" office:value="0.997012">
            <text:p>0.997012</text:p>
          </table:table-cell>
          <table:table-cell office:value-type="float" office:value="0.0070499">
            <text:p>0.007049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4.5044">
            <text:p>24.5044</text:p>
          </table:table-cell>
          <table:table-cell office:value-type="float" office:value="1.00426">
            <text:p>1.00426</text:p>
          </table:table-cell>
          <table:table-cell office:value-type="float" office:value="0.00720465">
            <text:p>0.0072046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4.8186">
            <text:p>24.8186</text:p>
          </table:table-cell>
          <table:table-cell office:value-type="float" office:value="1.01074">
            <text:p>1.01074</text:p>
          </table:table-cell>
          <table:table-cell office:value-type="float" office:value="0.00765542">
            <text:p>0.0076554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25.1327">
            <text:p>25.1327</text:p>
          </table:table-cell>
          <table:table-cell office:value-type="float" office:value="0.982878">
            <text:p>0.982878</text:p>
          </table:table-cell>
          <table:table-cell office:value-type="float" office:value="0.00826768">
            <text:p>0.0082676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a_sk.dat">
            <text:p>structure1a_sk.dat</text:p>
          </table:table-cell>
        </table:table-row>
        <table:table-row>
          <table:table-cell office:value-type="float" office:value="0.314159">
            <text:p>0.314159</text:p>
          </table:table-cell>
          <table:table-cell office:value-type="float" office:value="0.0629674">
            <text:p>0.0629674</text:p>
          </table:table-cell>
          <table:table-cell office:value-type="float" office:value="0.001119">
            <text:p>0.00111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0.628319">
            <text:p>0.628319</text:p>
          </table:table-cell>
          <table:table-cell office:value-type="float" office:value="0.0648665">
            <text:p>0.0648665</text:p>
          </table:table-cell>
          <table:table-cell office:value-type="float" office:value="0.000611896">
            <text:p>0.00061189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0.942478">
            <text:p>0.942478</text:p>
          </table:table-cell>
          <table:table-cell office:value-type="float" office:value="0.0652115">
            <text:p>0.0652115</text:p>
          </table:table-cell>
          <table:table-cell office:value-type="float" office:value="0.000737649">
            <text:p>0.00073764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.25664">
            <text:p>1.25664</text:p>
          </table:table-cell>
          <table:table-cell office:value-type="float" office:value="0.0679448">
            <text:p>0.0679448</text:p>
          </table:table-cell>
          <table:table-cell office:value-type="float" office:value="0.000491944">
            <text:p>0.00049194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.5708">
            <text:p>1.5708</text:p>
          </table:table-cell>
          <table:table-cell office:value-type="float" office:value="0.0703573">
            <text:p>0.0703573</text:p>
          </table:table-cell>
          <table:table-cell office:value-type="float" office:value="0.000598336">
            <text:p>0.00059833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.88496">
            <text:p>1.88496</text:p>
          </table:table-cell>
          <table:table-cell office:value-type="float" office:value="0.0741131">
            <text:p>0.0741131</text:p>
          </table:table-cell>
          <table:table-cell office:value-type="float" office:value="0.000578214">
            <text:p>0.00057821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.19911">
            <text:p>2.19911</text:p>
          </table:table-cell>
          <table:table-cell office:value-type="float" office:value="0.0784851">
            <text:p>0.0784851</text:p>
          </table:table-cell>
          <table:table-cell office:value-type="float" office:value="0.000578427">
            <text:p>0.00057842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.51327">
            <text:p>2.51327</text:p>
          </table:table-cell>
          <table:table-cell office:value-type="float" office:value="0.0846659">
            <text:p>0.0846659</text:p>
          </table:table-cell>
          <table:table-cell office:value-type="float" office:value="0.000629481">
            <text:p>0.00062948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.82743">
            <text:p>2.82743</text:p>
          </table:table-cell>
          <table:table-cell office:value-type="float" office:value="0.0921875">
            <text:p>0.0921875</text:p>
          </table:table-cell>
          <table:table-cell office:value-type="float" office:value="0.000701066">
            <text:p>0.00070106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3.14159">
            <text:p>3.14159</text:p>
          </table:table-cell>
          <table:table-cell office:value-type="float" office:value="0.0985314">
            <text:p>0.0985314</text:p>
          </table:table-cell>
          <table:table-cell office:value-type="float" office:value="0.000749084">
            <text:p>0.00074908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3.45575">
            <text:p>3.45575</text:p>
          </table:table-cell>
          <table:table-cell office:value-type="float" office:value="0.110337">
            <text:p>0.110337</text:p>
          </table:table-cell>
          <table:table-cell office:value-type="float" office:value="0.000810628">
            <text:p>0.00081062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3.76991">
            <text:p>3.76991</text:p>
          </table:table-cell>
          <table:table-cell office:value-type="float" office:value="0.12338">
            <text:p>0.12338</text:p>
          </table:table-cell>
          <table:table-cell office:value-type="float" office:value="0.00115988">
            <text:p>0.0011598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4.08407">
            <text:p>4.08407</text:p>
          </table:table-cell>
          <table:table-cell office:value-type="float" office:value="0.138905">
            <text:p>0.138905</text:p>
          </table:table-cell>
          <table:table-cell office:value-type="float" office:value="0.00107411">
            <text:p>0.0010741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4.39823">
            <text:p>4.39823</text:p>
          </table:table-cell>
          <table:table-cell office:value-type="float" office:value="0.158534">
            <text:p>0.158534</text:p>
          </table:table-cell>
          <table:table-cell office:value-type="float" office:value="0.00140361">
            <text:p>0.0014036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4.71239">
            <text:p>4.71239</text:p>
          </table:table-cell>
          <table:table-cell office:value-type="float" office:value="0.181205">
            <text:p>0.181205</text:p>
          </table:table-cell>
          <table:table-cell office:value-type="float" office:value="0.0015119">
            <text:p>0.001511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5.02655">
            <text:p>5.02655</text:p>
          </table:table-cell>
          <table:table-cell office:value-type="float" office:value="0.213163">
            <text:p>0.213163</text:p>
          </table:table-cell>
          <table:table-cell office:value-type="float" office:value="0.0014698">
            <text:p>0.001469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5.34071">
            <text:p>5.34071</text:p>
          </table:table-cell>
          <table:table-cell office:value-type="float" office:value="0.251627">
            <text:p>0.251627</text:p>
          </table:table-cell>
          <table:table-cell office:value-type="float" office:value="0.00190595">
            <text:p>0.0019059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5.65487">
            <text:p>5.65487</text:p>
          </table:table-cell>
          <table:table-cell office:value-type="float" office:value="0.295668">
            <text:p>0.295668</text:p>
          </table:table-cell>
          <table:table-cell office:value-type="float" office:value="0.00226467">
            <text:p>0.0022646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5.96903">
            <text:p>5.96903</text:p>
          </table:table-cell>
          <table:table-cell office:value-type="float" office:value="0.349094">
            <text:p>0.349094</text:p>
          </table:table-cell>
          <table:table-cell office:value-type="float" office:value="0.00327139">
            <text:p>0.0032713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6.28319">
            <text:p>6.28319</text:p>
          </table:table-cell>
          <table:table-cell office:value-type="float" office:value="0.431129">
            <text:p>0.431129</text:p>
          </table:table-cell>
          <table:table-cell office:value-type="float" office:value="0.00324774">
            <text:p>0.0032477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6.59734">
            <text:p>6.59734</text:p>
          </table:table-cell>
          <table:table-cell office:value-type="float" office:value="0.51536">
            <text:p>0.51536</text:p>
          </table:table-cell>
          <table:table-cell office:value-type="float" office:value="0.00337642">
            <text:p>0.0033764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6.9115">
            <text:p>6.9115</text:p>
          </table:table-cell>
          <table:table-cell office:value-type="float" office:value="0.62109">
            <text:p>0.62109</text:p>
          </table:table-cell>
          <table:table-cell office:value-type="float" office:value="0.00492165">
            <text:p>0.0049216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7.22566">
            <text:p>7.22566</text:p>
          </table:table-cell>
          <table:table-cell office:value-type="float" office:value="0.73828">
            <text:p>0.73828</text:p>
          </table:table-cell>
          <table:table-cell office:value-type="float" office:value="0.00498665">
            <text:p>0.0049866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7.53982">
            <text:p>7.53982</text:p>
          </table:table-cell>
          <table:table-cell office:value-type="float" office:value="0.872062">
            <text:p>0.872062</text:p>
          </table:table-cell>
          <table:table-cell office:value-type="float" office:value="0.00753951">
            <text:p>0.0075395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7.85398">
            <text:p>7.85398</text:p>
          </table:table-cell>
          <table:table-cell office:value-type="float" office:value="0.965356">
            <text:p>0.965356</text:p>
          </table:table-cell>
          <table:table-cell office:value-type="float" office:value="0.007142">
            <text:p>0.00714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8.16814">
            <text:p>8.16814</text:p>
          </table:table-cell>
          <table:table-cell office:value-type="float" office:value="1.08644">
            <text:p>1.08644</text:p>
          </table:table-cell>
          <table:table-cell office:value-type="float" office:value="0.0078763">
            <text:p>0.007876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8.4823">
            <text:p>8.4823</text:p>
          </table:table-cell>
          <table:table-cell office:value-type="float" office:value="1.13208">
            <text:p>1.13208</text:p>
          </table:table-cell>
          <table:table-cell office:value-type="float" office:value="0.0103614">
            <text:p>0.010361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8.79646">
            <text:p>8.79646</text:p>
          </table:table-cell>
          <table:table-cell office:value-type="float" office:value="1.17733">
            <text:p>1.17733</text:p>
          </table:table-cell>
          <table:table-cell office:value-type="float" office:value="0.00861147">
            <text:p>0.0086114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9.11062">
            <text:p>9.11062</text:p>
          </table:table-cell>
          <table:table-cell office:value-type="float" office:value="1.18813">
            <text:p>1.18813</text:p>
          </table:table-cell>
          <table:table-cell office:value-type="float" office:value="0.00866933">
            <text:p>0.0086693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9.42478">
            <text:p>9.42478</text:p>
          </table:table-cell>
          <table:table-cell office:value-type="float" office:value="1.16881">
            <text:p>1.16881</text:p>
          </table:table-cell>
          <table:table-cell office:value-type="float" office:value="0.0100659">
            <text:p>0.010065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9.73894">
            <text:p>9.73894</text:p>
          </table:table-cell>
          <table:table-cell office:value-type="float" office:value="1.14304">
            <text:p>1.14304</text:p>
          </table:table-cell>
          <table:table-cell office:value-type="float" office:value="0.00985775">
            <text:p>0.0098577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0.0531">
            <text:p>10.0531</text:p>
          </table:table-cell>
          <table:table-cell office:value-type="float" office:value="1.10837">
            <text:p>1.10837</text:p>
          </table:table-cell>
          <table:table-cell office:value-type="float" office:value="0.0100235">
            <text:p>0.010023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0.3673">
            <text:p>10.3673</text:p>
          </table:table-cell>
          <table:table-cell office:value-type="float" office:value="1.06332">
            <text:p>1.06332</text:p>
          </table:table-cell>
          <table:table-cell office:value-type="float" office:value="0.00734981">
            <text:p>0.0073498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0.6814">
            <text:p>10.6814</text:p>
          </table:table-cell>
          <table:table-cell office:value-type="float" office:value="1.04554">
            <text:p>1.04554</text:p>
          </table:table-cell>
          <table:table-cell office:value-type="float" office:value="0.00661079">
            <text:p>0.0066107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0.9956">
            <text:p>10.9956</text:p>
          </table:table-cell>
          <table:table-cell office:value-type="float" office:value="1.01054">
            <text:p>1.01054</text:p>
          </table:table-cell>
          <table:table-cell office:value-type="float" office:value="0.00577499">
            <text:p>0.0057749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1.3097">
            <text:p>11.3097</text:p>
          </table:table-cell>
          <table:table-cell office:value-type="float" office:value="0.984607">
            <text:p>0.984607</text:p>
          </table:table-cell>
          <table:table-cell office:value-type="float" office:value="0.00664101">
            <text:p>0.0066410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1.6239">
            <text:p>11.6239</text:p>
          </table:table-cell>
          <table:table-cell office:value-type="float" office:value="0.987215">
            <text:p>0.987215</text:p>
          </table:table-cell>
          <table:table-cell office:value-type="float" office:value="0.00838487">
            <text:p>0.0083848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1.9381">
            <text:p>11.9381</text:p>
          </table:table-cell>
          <table:table-cell office:value-type="float" office:value="0.968067">
            <text:p>0.968067</text:p>
          </table:table-cell>
          <table:table-cell office:value-type="float" office:value="0.00720389">
            <text:p>0.0072038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2.2522">
            <text:p>12.2522</text:p>
          </table:table-cell>
          <table:table-cell office:value-type="float" office:value="0.962318">
            <text:p>0.962318</text:p>
          </table:table-cell>
          <table:table-cell office:value-type="float" office:value="0.00747794">
            <text:p>0.0074779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2.5664">
            <text:p>12.5664</text:p>
          </table:table-cell>
          <table:table-cell office:value-type="float" office:value="0.971743">
            <text:p>0.971743</text:p>
          </table:table-cell>
          <table:table-cell office:value-type="float" office:value="0.00800637">
            <text:p>0.0080063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2.8805">
            <text:p>12.8805</text:p>
          </table:table-cell>
          <table:table-cell office:value-type="float" office:value="0.982643">
            <text:p>0.982643</text:p>
          </table:table-cell>
          <table:table-cell office:value-type="float" office:value="0.00705049">
            <text:p>0.0070504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3.1947">
            <text:p>13.1947</text:p>
          </table:table-cell>
          <table:table-cell office:value-type="float" office:value="0.993344">
            <text:p>0.993344</text:p>
          </table:table-cell>
          <table:table-cell office:value-type="float" office:value="0.0069387">
            <text:p>0.006938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3.5088">
            <text:p>13.5088</text:p>
          </table:table-cell>
          <table:table-cell office:value-type="float" office:value="0.989898">
            <text:p>0.989898</text:p>
          </table:table-cell>
          <table:table-cell office:value-type="float" office:value="0.00741527">
            <text:p>0.0074152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3.823">
            <text:p>13.823</text:p>
          </table:table-cell>
          <table:table-cell office:value-type="float" office:value="0.997104">
            <text:p>0.997104</text:p>
          </table:table-cell>
          <table:table-cell office:value-type="float" office:value="0.00819959">
            <text:p>0.0081995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4.1372">
            <text:p>14.1372</text:p>
          </table:table-cell>
          <table:table-cell office:value-type="float" office:value="1.0103">
            <text:p>1.0103</text:p>
          </table:table-cell>
          <table:table-cell office:value-type="float" office:value="0.00633283">
            <text:p>0.0063328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4.4513">
            <text:p>14.4513</text:p>
          </table:table-cell>
          <table:table-cell office:value-type="float" office:value="1.02802">
            <text:p>1.02802</text:p>
          </table:table-cell>
          <table:table-cell office:value-type="float" office:value="0.00761345">
            <text:p>0.0076134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4.7655">
            <text:p>14.7655</text:p>
          </table:table-cell>
          <table:table-cell office:value-type="float" office:value="1.0243">
            <text:p>1.0243</text:p>
          </table:table-cell>
          <table:table-cell office:value-type="float" office:value="0.00795958">
            <text:p>0.0079595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5.0796">
            <text:p>15.0796</text:p>
          </table:table-cell>
          <table:table-cell office:value-type="float" office:value="1.00506">
            <text:p>1.00506</text:p>
          </table:table-cell>
          <table:table-cell office:value-type="float" office:value="0.00917949">
            <text:p>0.0091794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5.3938">
            <text:p>15.3938</text:p>
          </table:table-cell>
          <table:table-cell office:value-type="float" office:value="1.0189">
            <text:p>1.0189</text:p>
          </table:table-cell>
          <table:table-cell office:value-type="float" office:value="0.00826395">
            <text:p>0.0082639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5.708">
            <text:p>15.708</text:p>
          </table:table-cell>
          <table:table-cell office:value-type="float" office:value="1.00854">
            <text:p>1.00854</text:p>
          </table:table-cell>
          <table:table-cell office:value-type="float" office:value="0.00807839">
            <text:p>0.0080783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6.0221">
            <text:p>16.0221</text:p>
          </table:table-cell>
          <table:table-cell office:value-type="float" office:value="1.01578">
            <text:p>1.01578</text:p>
          </table:table-cell>
          <table:table-cell office:value-type="float" office:value="0.00833972">
            <text:p>0.0083397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6.3363">
            <text:p>16.3363</text:p>
          </table:table-cell>
          <table:table-cell office:value-type="float" office:value="1.00946">
            <text:p>1.00946</text:p>
          </table:table-cell>
          <table:table-cell office:value-type="float" office:value="0.00845341">
            <text:p>0.0084534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6.6504">
            <text:p>16.6504</text:p>
          </table:table-cell>
          <table:table-cell office:value-type="float" office:value="1.00498">
            <text:p>1.00498</text:p>
          </table:table-cell>
          <table:table-cell office:value-type="float" office:value="0.00727128">
            <text:p>0.0072712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6.9646">
            <text:p>16.9646</text:p>
          </table:table-cell>
          <table:table-cell office:value-type="float" office:value="0.999926">
            <text:p>0.999926</text:p>
          </table:table-cell>
          <table:table-cell office:value-type="float" office:value="0.00842765">
            <text:p>0.0084276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7.2788">
            <text:p>17.2788</text:p>
          </table:table-cell>
          <table:table-cell office:value-type="float" office:value="0.985143">
            <text:p>0.985143</text:p>
          </table:table-cell>
          <table:table-cell office:value-type="float" office:value="0.00721076">
            <text:p>0.0072107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7.5929">
            <text:p>17.5929</text:p>
          </table:table-cell>
          <table:table-cell office:value-type="float" office:value="1.00572">
            <text:p>1.00572</text:p>
          </table:table-cell>
          <table:table-cell office:value-type="float" office:value="0.0092099">
            <text:p>0.009209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7.9071">
            <text:p>17.9071</text:p>
          </table:table-cell>
          <table:table-cell office:value-type="float" office:value="0.97733">
            <text:p>0.97733</text:p>
          </table:table-cell>
          <table:table-cell office:value-type="float" office:value="0.00902947">
            <text:p>0.0090294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8.2212">
            <text:p>18.2212</text:p>
          </table:table-cell>
          <table:table-cell office:value-type="float" office:value="0.988903">
            <text:p>0.988903</text:p>
          </table:table-cell>
          <table:table-cell office:value-type="float" office:value="0.00612268">
            <text:p>0.0061226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8.5354">
            <text:p>18.5354</text:p>
          </table:table-cell>
          <table:table-cell office:value-type="float" office:value="0.993732">
            <text:p>0.993732</text:p>
          </table:table-cell>
          <table:table-cell office:value-type="float" office:value="0.00786123">
            <text:p>0.0078612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8.8496">
            <text:p>18.8496</text:p>
          </table:table-cell>
          <table:table-cell office:value-type="float" office:value="0.992165">
            <text:p>0.992165</text:p>
          </table:table-cell>
          <table:table-cell office:value-type="float" office:value="0.0075616">
            <text:p>0.007561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9.1637">
            <text:p>19.1637</text:p>
          </table:table-cell>
          <table:table-cell office:value-type="float" office:value="0.989037">
            <text:p>0.989037</text:p>
          </table:table-cell>
          <table:table-cell office:value-type="float" office:value="0.00777149">
            <text:p>0.0077714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9.4779">
            <text:p>19.4779</text:p>
          </table:table-cell>
          <table:table-cell office:value-type="float" office:value="0.994093">
            <text:p>0.994093</text:p>
          </table:table-cell>
          <table:table-cell office:value-type="float" office:value="0.00883242">
            <text:p>0.0088324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19.792">
            <text:p>19.792</text:p>
          </table:table-cell>
          <table:table-cell office:value-type="float" office:value="0.976162">
            <text:p>0.976162</text:p>
          </table:table-cell>
          <table:table-cell office:value-type="float" office:value="0.00724756">
            <text:p>0.0072475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0.1062">
            <text:p>20.1062</text:p>
          </table:table-cell>
          <table:table-cell office:value-type="float" office:value="0.99419">
            <text:p>0.99419</text:p>
          </table:table-cell>
          <table:table-cell office:value-type="float" office:value="0.00756163">
            <text:p>0.0075616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0.4204">
            <text:p>20.4204</text:p>
          </table:table-cell>
          <table:table-cell office:value-type="float" office:value="1.00679">
            <text:p>1.00679</text:p>
          </table:table-cell>
          <table:table-cell office:value-type="float" office:value="0.00773869">
            <text:p>0.0077386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0.7345">
            <text:p>20.7345</text:p>
          </table:table-cell>
          <table:table-cell office:value-type="float" office:value="0.997693">
            <text:p>0.997693</text:p>
          </table:table-cell>
          <table:table-cell office:value-type="float" office:value="0.00826324">
            <text:p>0.0082632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1.0487">
            <text:p>21.0487</text:p>
          </table:table-cell>
          <table:table-cell office:value-type="float" office:value="1.00576">
            <text:p>1.00576</text:p>
          </table:table-cell>
          <table:table-cell office:value-type="float" office:value="0.00779836">
            <text:p>0.0077983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1.3628">
            <text:p>21.3628</text:p>
          </table:table-cell>
          <table:table-cell office:value-type="float" office:value="1.01338">
            <text:p>1.01338</text:p>
          </table:table-cell>
          <table:table-cell office:value-type="float" office:value="0.00803424">
            <text:p>0.0080342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1.677">
            <text:p>21.677</text:p>
          </table:table-cell>
          <table:table-cell office:value-type="float" office:value="1.00398">
            <text:p>1.00398</text:p>
          </table:table-cell>
          <table:table-cell office:value-type="float" office:value="0.00801856">
            <text:p>0.0080185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1.9911">
            <text:p>21.9911</text:p>
          </table:table-cell>
          <table:table-cell office:value-type="float" office:value="1.01302">
            <text:p>1.01302</text:p>
          </table:table-cell>
          <table:table-cell office:value-type="float" office:value="0.00732856">
            <text:p>0.0073285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2.3053">
            <text:p>22.3053</text:p>
          </table:table-cell>
          <table:table-cell office:value-type="float" office:value="0.998349">
            <text:p>0.998349</text:p>
          </table:table-cell>
          <table:table-cell office:value-type="float" office:value="0.00806703">
            <text:p>0.0080670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2.6195">
            <text:p>22.6195</text:p>
          </table:table-cell>
          <table:table-cell office:value-type="float" office:value="1.00261">
            <text:p>1.00261</text:p>
          </table:table-cell>
          <table:table-cell office:value-type="float" office:value="0.0081339">
            <text:p>0.008133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2.9336">
            <text:p>22.9336</text:p>
          </table:table-cell>
          <table:table-cell office:value-type="float" office:value="0.996679">
            <text:p>0.996679</text:p>
          </table:table-cell>
          <table:table-cell office:value-type="float" office:value="0.00687476">
            <text:p>0.0068747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3.2478">
            <text:p>23.2478</text:p>
          </table:table-cell>
          <table:table-cell office:value-type="float" office:value="0.991286">
            <text:p>0.991286</text:p>
          </table:table-cell>
          <table:table-cell office:value-type="float" office:value="0.00794499">
            <text:p>0.0079449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3.5619">
            <text:p>23.5619</text:p>
          </table:table-cell>
          <table:table-cell office:value-type="float" office:value="1.00768">
            <text:p>1.00768</text:p>
          </table:table-cell>
          <table:table-cell office:value-type="float" office:value="0.00745951">
            <text:p>0.0074595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3.8761">
            <text:p>23.8761</text:p>
          </table:table-cell>
          <table:table-cell office:value-type="float" office:value="0.996979">
            <text:p>0.996979</text:p>
          </table:table-cell>
          <table:table-cell office:value-type="float" office:value="0.00623575">
            <text:p>0.0062357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4.1903">
            <text:p>24.1903</text:p>
          </table:table-cell>
          <table:table-cell office:value-type="float" office:value="0.99472">
            <text:p>0.99472</text:p>
          </table:table-cell>
          <table:table-cell office:value-type="float" office:value="0.00772841">
            <text:p>0.0077284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4.5044">
            <text:p>24.5044</text:p>
          </table:table-cell>
          <table:table-cell office:value-type="float" office:value="0.997226">
            <text:p>0.997226</text:p>
          </table:table-cell>
          <table:table-cell office:value-type="float" office:value="0.0070707">
            <text:p>0.007070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4.8186">
            <text:p>24.8186</text:p>
          </table:table-cell>
          <table:table-cell office:value-type="float" office:value="0.993681">
            <text:p>0.993681</text:p>
          </table:table-cell>
          <table:table-cell office:value-type="float" office:value="0.00709507">
            <text:p>0.0070950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25.1327">
            <text:p>25.1327</text:p>
          </table:table-cell>
          <table:table-cell office:value-type="float" office:value="0.99682">
            <text:p>0.99682</text:p>
          </table:table-cell>
          <table:table-cell office:value-type="float" office:value="0.00906224">
            <text:p>0.0090622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b_sk.dat">
            <text:p>structure1b_sk.dat</text:p>
          </table:table-cell>
        </table:table-row>
        <table:table-row>
          <table:table-cell office:value-type="float" office:value="0.314159">
            <text:p>0.314159</text:p>
          </table:table-cell>
          <table:table-cell office:value-type="float" office:value="0.0623594">
            <text:p>0.0623594</text:p>
          </table:table-cell>
          <table:table-cell office:value-type="float" office:value="0.00135993">
            <text:p>0.0013599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0.628319">
            <text:p>0.628319</text:p>
          </table:table-cell>
          <table:table-cell office:value-type="float" office:value="0.0642561">
            <text:p>0.0642561</text:p>
          </table:table-cell>
          <table:table-cell office:value-type="float" office:value="0.000733898">
            <text:p>0.00073389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0.942478">
            <text:p>0.942478</text:p>
          </table:table-cell>
          <table:table-cell office:value-type="float" office:value="0.0646812">
            <text:p>0.0646812</text:p>
          </table:table-cell>
          <table:table-cell office:value-type="float" office:value="0.000622966">
            <text:p>0.00062296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.25664">
            <text:p>1.25664</text:p>
          </table:table-cell>
          <table:table-cell office:value-type="float" office:value="0.0683225">
            <text:p>0.0683225</text:p>
          </table:table-cell>
          <table:table-cell office:value-type="float" office:value="0.00059054">
            <text:p>0.0005905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.5708">
            <text:p>1.5708</text:p>
          </table:table-cell>
          <table:table-cell office:value-type="float" office:value="0.0692829">
            <text:p>0.0692829</text:p>
          </table:table-cell>
          <table:table-cell office:value-type="float" office:value="0.000560822">
            <text:p>0.00056082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.88496">
            <text:p>1.88496</text:p>
          </table:table-cell>
          <table:table-cell office:value-type="float" office:value="0.0745467">
            <text:p>0.0745467</text:p>
          </table:table-cell>
          <table:table-cell office:value-type="float" office:value="0.000499862">
            <text:p>0.00049986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.19911">
            <text:p>2.19911</text:p>
          </table:table-cell>
          <table:table-cell office:value-type="float" office:value="0.0785743">
            <text:p>0.0785743</text:p>
          </table:table-cell>
          <table:table-cell office:value-type="float" office:value="0.000591453">
            <text:p>0.00059145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.51327">
            <text:p>2.51327</text:p>
          </table:table-cell>
          <table:table-cell office:value-type="float" office:value="0.0838781">
            <text:p>0.0838781</text:p>
          </table:table-cell>
          <table:table-cell office:value-type="float" office:value="0.000588146">
            <text:p>0.00058814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.82743">
            <text:p>2.82743</text:p>
          </table:table-cell>
          <table:table-cell office:value-type="float" office:value="0.0907269">
            <text:p>0.0907269</text:p>
          </table:table-cell>
          <table:table-cell office:value-type="float" office:value="0.000732663">
            <text:p>0.00073266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3.14159">
            <text:p>3.14159</text:p>
          </table:table-cell>
          <table:table-cell office:value-type="float" office:value="0.101252">
            <text:p>0.101252</text:p>
          </table:table-cell>
          <table:table-cell office:value-type="float" office:value="0.000789865">
            <text:p>0.00078986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3.45575">
            <text:p>3.45575</text:p>
          </table:table-cell>
          <table:table-cell office:value-type="float" office:value="0.111254">
            <text:p>0.111254</text:p>
          </table:table-cell>
          <table:table-cell office:value-type="float" office:value="0.000945037">
            <text:p>0.00094503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3.76991">
            <text:p>3.76991</text:p>
          </table:table-cell>
          <table:table-cell office:value-type="float" office:value="0.124574">
            <text:p>0.124574</text:p>
          </table:table-cell>
          <table:table-cell office:value-type="float" office:value="0.000800355">
            <text:p>0.00080035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4.08407">
            <text:p>4.08407</text:p>
          </table:table-cell>
          <table:table-cell office:value-type="float" office:value="0.136938">
            <text:p>0.136938</text:p>
          </table:table-cell>
          <table:table-cell office:value-type="float" office:value="0.00111013">
            <text:p>0.0011101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4.39823">
            <text:p>4.39823</text:p>
          </table:table-cell>
          <table:table-cell office:value-type="float" office:value="0.158907">
            <text:p>0.158907</text:p>
          </table:table-cell>
          <table:table-cell office:value-type="float" office:value="0.00127518">
            <text:p>0.0012751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4.71239">
            <text:p>4.71239</text:p>
          </table:table-cell>
          <table:table-cell office:value-type="float" office:value="0.183652">
            <text:p>0.183652</text:p>
          </table:table-cell>
          <table:table-cell office:value-type="float" office:value="0.00138201">
            <text:p>0.0013820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5.02655">
            <text:p>5.02655</text:p>
          </table:table-cell>
          <table:table-cell office:value-type="float" office:value="0.214228">
            <text:p>0.214228</text:p>
          </table:table-cell>
          <table:table-cell office:value-type="float" office:value="0.00151339">
            <text:p>0.0015133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5.34071">
            <text:p>5.34071</text:p>
          </table:table-cell>
          <table:table-cell office:value-type="float" office:value="0.247544">
            <text:p>0.247544</text:p>
          </table:table-cell>
          <table:table-cell office:value-type="float" office:value="0.00204991">
            <text:p>0.0020499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5.65487">
            <text:p>5.65487</text:p>
          </table:table-cell>
          <table:table-cell office:value-type="float" office:value="0.296885">
            <text:p>0.296885</text:p>
          </table:table-cell>
          <table:table-cell office:value-type="float" office:value="0.00214541">
            <text:p>0.0021454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5.96903">
            <text:p>5.96903</text:p>
          </table:table-cell>
          <table:table-cell office:value-type="float" office:value="0.356454">
            <text:p>0.356454</text:p>
          </table:table-cell>
          <table:table-cell office:value-type="float" office:value="0.00332045">
            <text:p>0.0033204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6.28319">
            <text:p>6.28319</text:p>
          </table:table-cell>
          <table:table-cell office:value-type="float" office:value="0.425835">
            <text:p>0.425835</text:p>
          </table:table-cell>
          <table:table-cell office:value-type="float" office:value="0.00423277">
            <text:p>0.0042327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6.59734">
            <text:p>6.59734</text:p>
          </table:table-cell>
          <table:table-cell office:value-type="float" office:value="0.517994">
            <text:p>0.517994</text:p>
          </table:table-cell>
          <table:table-cell office:value-type="float" office:value="0.00429703">
            <text:p>0.0042970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6.9115">
            <text:p>6.9115</text:p>
          </table:table-cell>
          <table:table-cell office:value-type="float" office:value="0.616567">
            <text:p>0.616567</text:p>
          </table:table-cell>
          <table:table-cell office:value-type="float" office:value="0.00477599">
            <text:p>0.0047759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7.22566">
            <text:p>7.22566</text:p>
          </table:table-cell>
          <table:table-cell office:value-type="float" office:value="0.731409">
            <text:p>0.731409</text:p>
          </table:table-cell>
          <table:table-cell office:value-type="float" office:value="0.00639038">
            <text:p>0.0063903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7.53982">
            <text:p>7.53982</text:p>
          </table:table-cell>
          <table:table-cell office:value-type="float" office:value="0.865159">
            <text:p>0.865159</text:p>
          </table:table-cell>
          <table:table-cell office:value-type="float" office:value="0.00696906">
            <text:p>0.0069690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7.85398">
            <text:p>7.85398</text:p>
          </table:table-cell>
          <table:table-cell office:value-type="float" office:value="0.993128">
            <text:p>0.993128</text:p>
          </table:table-cell>
          <table:table-cell office:value-type="float" office:value="0.00858162">
            <text:p>0.0085816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8.16814">
            <text:p>8.16814</text:p>
          </table:table-cell>
          <table:table-cell office:value-type="float" office:value="1.0855">
            <text:p>1.0855</text:p>
          </table:table-cell>
          <table:table-cell office:value-type="float" office:value="0.00814108">
            <text:p>0.0081410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8.4823">
            <text:p>8.4823</text:p>
          </table:table-cell>
          <table:table-cell office:value-type="float" office:value="1.16612">
            <text:p>1.16612</text:p>
          </table:table-cell>
          <table:table-cell office:value-type="float" office:value="0.00943694">
            <text:p>0.0094369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8.79646">
            <text:p>8.79646</text:p>
          </table:table-cell>
          <table:table-cell office:value-type="float" office:value="1.17278">
            <text:p>1.17278</text:p>
          </table:table-cell>
          <table:table-cell office:value-type="float" office:value="0.00870262">
            <text:p>0.0087026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9.11062">
            <text:p>9.11062</text:p>
          </table:table-cell>
          <table:table-cell office:value-type="float" office:value="1.17909">
            <text:p>1.17909</text:p>
          </table:table-cell>
          <table:table-cell office:value-type="float" office:value="0.00986122">
            <text:p>0.0098612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9.42478">
            <text:p>9.42478</text:p>
          </table:table-cell>
          <table:table-cell office:value-type="float" office:value="1.18174">
            <text:p>1.18174</text:p>
          </table:table-cell>
          <table:table-cell office:value-type="float" office:value="0.00975236">
            <text:p>0.0097523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9.73894">
            <text:p>9.73894</text:p>
          </table:table-cell>
          <table:table-cell office:value-type="float" office:value="1.16033">
            <text:p>1.16033</text:p>
          </table:table-cell>
          <table:table-cell office:value-type="float" office:value="0.00886414">
            <text:p>0.0088641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0.0531">
            <text:p>10.0531</text:p>
          </table:table-cell>
          <table:table-cell office:value-type="float" office:value="1.10716">
            <text:p>1.10716</text:p>
          </table:table-cell>
          <table:table-cell office:value-type="float" office:value="0.0088102">
            <text:p>0.008810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0.3673">
            <text:p>10.3673</text:p>
          </table:table-cell>
          <table:table-cell office:value-type="float" office:value="1.07411">
            <text:p>1.07411</text:p>
          </table:table-cell>
          <table:table-cell office:value-type="float" office:value="0.00805796">
            <text:p>0.0080579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0.6814">
            <text:p>10.6814</text:p>
          </table:table-cell>
          <table:table-cell office:value-type="float" office:value="1.04252">
            <text:p>1.04252</text:p>
          </table:table-cell>
          <table:table-cell office:value-type="float" office:value="0.00929498">
            <text:p>0.0092949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0.9956">
            <text:p>10.9956</text:p>
          </table:table-cell>
          <table:table-cell office:value-type="float" office:value="1.02223">
            <text:p>1.02223</text:p>
          </table:table-cell>
          <table:table-cell office:value-type="float" office:value="0.00800491">
            <text:p>0.0080049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1.3097">
            <text:p>11.3097</text:p>
          </table:table-cell>
          <table:table-cell office:value-type="float" office:value="0.988211">
            <text:p>0.988211</text:p>
          </table:table-cell>
          <table:table-cell office:value-type="float" office:value="0.00603193">
            <text:p>0.0060319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1.6239">
            <text:p>11.6239</text:p>
          </table:table-cell>
          <table:table-cell office:value-type="float" office:value="0.997666">
            <text:p>0.997666</text:p>
          </table:table-cell>
          <table:table-cell office:value-type="float" office:value="0.00891653">
            <text:p>0.0089165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1.9381">
            <text:p>11.9381</text:p>
          </table:table-cell>
          <table:table-cell office:value-type="float" office:value="0.983005">
            <text:p>0.983005</text:p>
          </table:table-cell>
          <table:table-cell office:value-type="float" office:value="0.00794187">
            <text:p>0.0079418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2.2522">
            <text:p>12.2522</text:p>
          </table:table-cell>
          <table:table-cell office:value-type="float" office:value="0.961017">
            <text:p>0.961017</text:p>
          </table:table-cell>
          <table:table-cell office:value-type="float" office:value="0.00699683">
            <text:p>0.0069968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2.5664">
            <text:p>12.5664</text:p>
          </table:table-cell>
          <table:table-cell office:value-type="float" office:value="0.961549">
            <text:p>0.961549</text:p>
          </table:table-cell>
          <table:table-cell office:value-type="float" office:value="0.00716785">
            <text:p>0.0071678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2.8805">
            <text:p>12.8805</text:p>
          </table:table-cell>
          <table:table-cell office:value-type="float" office:value="0.974938">
            <text:p>0.974938</text:p>
          </table:table-cell>
          <table:table-cell office:value-type="float" office:value="0.00756744">
            <text:p>0.0075674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3.1947">
            <text:p>13.1947</text:p>
          </table:table-cell>
          <table:table-cell office:value-type="float" office:value="0.974979">
            <text:p>0.974979</text:p>
          </table:table-cell>
          <table:table-cell office:value-type="float" office:value="0.00818764">
            <text:p>0.0081876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3.5088">
            <text:p>13.5088</text:p>
          </table:table-cell>
          <table:table-cell office:value-type="float" office:value="0.996355">
            <text:p>0.996355</text:p>
          </table:table-cell>
          <table:table-cell office:value-type="float" office:value="0.00709832">
            <text:p>0.0070983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3.823">
            <text:p>13.823</text:p>
          </table:table-cell>
          <table:table-cell office:value-type="float" office:value="0.992053">
            <text:p>0.992053</text:p>
          </table:table-cell>
          <table:table-cell office:value-type="float" office:value="0.00687833">
            <text:p>0.0068783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4.1372">
            <text:p>14.1372</text:p>
          </table:table-cell>
          <table:table-cell office:value-type="float" office:value="1.00756">
            <text:p>1.00756</text:p>
          </table:table-cell>
          <table:table-cell office:value-type="float" office:value="0.00750282">
            <text:p>0.0075028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4.4513">
            <text:p>14.4513</text:p>
          </table:table-cell>
          <table:table-cell office:value-type="float" office:value="1.01479">
            <text:p>1.01479</text:p>
          </table:table-cell>
          <table:table-cell office:value-type="float" office:value="0.00863095">
            <text:p>0.0086309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4.7655">
            <text:p>14.7655</text:p>
          </table:table-cell>
          <table:table-cell office:value-type="float" office:value="1.0121">
            <text:p>1.0121</text:p>
          </table:table-cell>
          <table:table-cell office:value-type="float" office:value="0.00665168">
            <text:p>0.0066516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5.0796">
            <text:p>15.0796</text:p>
          </table:table-cell>
          <table:table-cell office:value-type="float" office:value="1.01414">
            <text:p>1.01414</text:p>
          </table:table-cell>
          <table:table-cell office:value-type="float" office:value="0.00810174">
            <text:p>0.0081017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5.3938">
            <text:p>15.3938</text:p>
          </table:table-cell>
          <table:table-cell office:value-type="float" office:value="1.01112">
            <text:p>1.01112</text:p>
          </table:table-cell>
          <table:table-cell office:value-type="float" office:value="0.00767622">
            <text:p>0.0076762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5.708">
            <text:p>15.708</text:p>
          </table:table-cell>
          <table:table-cell office:value-type="float" office:value="1.00259">
            <text:p>1.00259</text:p>
          </table:table-cell>
          <table:table-cell office:value-type="float" office:value="0.0080182">
            <text:p>0.008018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6.0221">
            <text:p>16.0221</text:p>
          </table:table-cell>
          <table:table-cell office:value-type="float" office:value="1.01364">
            <text:p>1.01364</text:p>
          </table:table-cell>
          <table:table-cell office:value-type="float" office:value="0.00743003">
            <text:p>0.0074300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6.3363">
            <text:p>16.3363</text:p>
          </table:table-cell>
          <table:table-cell office:value-type="float" office:value="1.01015">
            <text:p>1.01015</text:p>
          </table:table-cell>
          <table:table-cell office:value-type="float" office:value="0.00762296">
            <text:p>0.0076229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6.6504">
            <text:p>16.6504</text:p>
          </table:table-cell>
          <table:table-cell office:value-type="float" office:value="1.01972">
            <text:p>1.01972</text:p>
          </table:table-cell>
          <table:table-cell office:value-type="float" office:value="0.00880001">
            <text:p>0.0088000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6.9646">
            <text:p>16.9646</text:p>
          </table:table-cell>
          <table:table-cell office:value-type="float" office:value="1.0044">
            <text:p>1.0044</text:p>
          </table:table-cell>
          <table:table-cell office:value-type="float" office:value="0.00880049">
            <text:p>0.0088004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7.2788">
            <text:p>17.2788</text:p>
          </table:table-cell>
          <table:table-cell office:value-type="float" office:value="1.00337">
            <text:p>1.00337</text:p>
          </table:table-cell>
          <table:table-cell office:value-type="float" office:value="0.00951628">
            <text:p>0.0095162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7.5929">
            <text:p>17.5929</text:p>
          </table:table-cell>
          <table:table-cell office:value-type="float" office:value="0.989699">
            <text:p>0.989699</text:p>
          </table:table-cell>
          <table:table-cell office:value-type="float" office:value="0.00801711">
            <text:p>0.0080171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7.9071">
            <text:p>17.9071</text:p>
          </table:table-cell>
          <table:table-cell office:value-type="float" office:value="0.994634">
            <text:p>0.994634</text:p>
          </table:table-cell>
          <table:table-cell office:value-type="float" office:value="0.00803163">
            <text:p>0.0080316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8.2212">
            <text:p>18.2212</text:p>
          </table:table-cell>
          <table:table-cell office:value-type="float" office:value="0.982414">
            <text:p>0.982414</text:p>
          </table:table-cell>
          <table:table-cell office:value-type="float" office:value="0.00608987">
            <text:p>0.0060898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8.5354">
            <text:p>18.5354</text:p>
          </table:table-cell>
          <table:table-cell office:value-type="float" office:value="0.992362">
            <text:p>0.992362</text:p>
          </table:table-cell>
          <table:table-cell office:value-type="float" office:value="0.00712589">
            <text:p>0.0071258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8.8496">
            <text:p>18.8496</text:p>
          </table:table-cell>
          <table:table-cell office:value-type="float" office:value="1.00004">
            <text:p>1.00004</text:p>
          </table:table-cell>
          <table:table-cell office:value-type="float" office:value="0.00730267">
            <text:p>0.0073026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9.1637">
            <text:p>19.1637</text:p>
          </table:table-cell>
          <table:table-cell office:value-type="float" office:value="0.993146">
            <text:p>0.993146</text:p>
          </table:table-cell>
          <table:table-cell office:value-type="float" office:value="0.00775663">
            <text:p>0.0077566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9.4779">
            <text:p>19.4779</text:p>
          </table:table-cell>
          <table:table-cell office:value-type="float" office:value="0.996667">
            <text:p>0.996667</text:p>
          </table:table-cell>
          <table:table-cell office:value-type="float" office:value="0.00640869">
            <text:p>0.0064086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19.792">
            <text:p>19.792</text:p>
          </table:table-cell>
          <table:table-cell office:value-type="float" office:value="0.994136">
            <text:p>0.994136</text:p>
          </table:table-cell>
          <table:table-cell office:value-type="float" office:value="0.00804438">
            <text:p>0.0080443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0.1062">
            <text:p>20.1062</text:p>
          </table:table-cell>
          <table:table-cell office:value-type="float" office:value="0.992741">
            <text:p>0.992741</text:p>
          </table:table-cell>
          <table:table-cell office:value-type="float" office:value="0.00846717">
            <text:p>0.0084671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0.4204">
            <text:p>20.4204</text:p>
          </table:table-cell>
          <table:table-cell office:value-type="float" office:value="1.01077">
            <text:p>1.01077</text:p>
          </table:table-cell>
          <table:table-cell office:value-type="float" office:value="0.00876151">
            <text:p>0.0087615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0.7345">
            <text:p>20.7345</text:p>
          </table:table-cell>
          <table:table-cell office:value-type="float" office:value="1.02239">
            <text:p>1.02239</text:p>
          </table:table-cell>
          <table:table-cell office:value-type="float" office:value="0.00686025">
            <text:p>0.00686025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1.0487">
            <text:p>21.0487</text:p>
          </table:table-cell>
          <table:table-cell office:value-type="float" office:value="1.00162">
            <text:p>1.00162</text:p>
          </table:table-cell>
          <table:table-cell office:value-type="float" office:value="0.00754612">
            <text:p>0.00754612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1.3628">
            <text:p>21.3628</text:p>
          </table:table-cell>
          <table:table-cell office:value-type="float" office:value="1.01385">
            <text:p>1.01385</text:p>
          </table:table-cell>
          <table:table-cell office:value-type="float" office:value="0.00920727">
            <text:p>0.00920727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1.677">
            <text:p>21.677</text:p>
          </table:table-cell>
          <table:table-cell office:value-type="float" office:value="1.00086">
            <text:p>1.00086</text:p>
          </table:table-cell>
          <table:table-cell office:value-type="float" office:value="0.00794494">
            <text:p>0.0079449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1.9911">
            <text:p>21.9911</text:p>
          </table:table-cell>
          <table:table-cell office:value-type="float" office:value="1.00989">
            <text:p>1.00989</text:p>
          </table:table-cell>
          <table:table-cell office:value-type="float" office:value="0.0086508">
            <text:p>0.008650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2.3053">
            <text:p>22.3053</text:p>
          </table:table-cell>
          <table:table-cell office:value-type="float" office:value="0.995689">
            <text:p>0.995689</text:p>
          </table:table-cell>
          <table:table-cell office:value-type="float" office:value="0.00763031">
            <text:p>0.0076303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2.6195">
            <text:p>22.6195</text:p>
          </table:table-cell>
          <table:table-cell office:value-type="float" office:value="1.01275">
            <text:p>1.01275</text:p>
          </table:table-cell>
          <table:table-cell office:value-type="float" office:value="0.00771063">
            <text:p>0.00771063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2.9336">
            <text:p>22.9336</text:p>
          </table:table-cell>
          <table:table-cell office:value-type="float" office:value="0.999559">
            <text:p>0.999559</text:p>
          </table:table-cell>
          <table:table-cell office:value-type="float" office:value="0.00758089">
            <text:p>0.00758089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3.2478">
            <text:p>23.2478</text:p>
          </table:table-cell>
          <table:table-cell office:value-type="float" office:value="1.00201">
            <text:p>1.00201</text:p>
          </table:table-cell>
          <table:table-cell office:value-type="float" office:value="0.00994281">
            <text:p>0.0099428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3.5619">
            <text:p>23.5619</text:p>
          </table:table-cell>
          <table:table-cell office:value-type="float" office:value="0.986881">
            <text:p>0.986881</text:p>
          </table:table-cell>
          <table:table-cell office:value-type="float" office:value="0.00756356">
            <text:p>0.0075635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3.8761">
            <text:p>23.8761</text:p>
          </table:table-cell>
          <table:table-cell office:value-type="float" office:value="0.998631">
            <text:p>0.998631</text:p>
          </table:table-cell>
          <table:table-cell office:value-type="float" office:value="0.00652274">
            <text:p>0.00652274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4.1903">
            <text:p>24.1903</text:p>
          </table:table-cell>
          <table:table-cell office:value-type="float" office:value="1.00411">
            <text:p>1.00411</text:p>
          </table:table-cell>
          <table:table-cell office:value-type="float" office:value="0.00878806">
            <text:p>0.00878806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4.5044">
            <text:p>24.5044</text:p>
          </table:table-cell>
          <table:table-cell office:value-type="float" office:value="0.997289">
            <text:p>0.997289</text:p>
          </table:table-cell>
          <table:table-cell office:value-type="float" office:value="0.00756291">
            <text:p>0.00756291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24.8186">
            <text:p>24.8186</text:p>
          </table:table-cell>
          <table:table-cell office:value-type="float" office:value="1.01038">
            <text:p>1.01038</text:p>
          </table:table-cell>
          <table:table-cell office:value-type="float" office:value="0.00791438">
            <text:p>0.00791438</text:p>
          </table:table-cell>
          <table:table-cell office:value-type="string" office:value="snn">
            <text:p>snn</text:p>
          </table:table-cell>
          <table:table-cell office:value-type="float" office:value="40">
            <text:p>40</text:p>
          </table:table-cell>
          <table:table-cell office:value-type="string" office:value="structure1c_sk.dat">
            <text:p>structure1c_sk.dat</text:p>
          </table:table-cell>
        </table:table-row>
        <table:table-row>
          <table:table-cell office:value-type="float" office:value="0.314159">
            <text:p>0.314159</text:p>
          </table:table-cell>
          <table:table-cell office:value-type="float" office:value="0.063881">
            <text:p>0.063881</text:p>
          </table:table-cell>
          <table:table-cell office:value-type="float" office:value="0.000974716">
            <text:p>0.000974716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0.628319">
            <text:p>0.628319</text:p>
          </table:table-cell>
          <table:table-cell office:value-type="float" office:value="0.0634324">
            <text:p>0.0634324</text:p>
          </table:table-cell>
          <table:table-cell office:value-type="float" office:value="0.000473273">
            <text:p>0.000473273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0.942478">
            <text:p>0.942478</text:p>
          </table:table-cell>
          <table:table-cell office:value-type="float" office:value="0.0650926">
            <text:p>0.0650926</text:p>
          </table:table-cell>
          <table:table-cell office:value-type="float" office:value="0.000412493">
            <text:p>0.000412493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.25664">
            <text:p>1.25664</text:p>
          </table:table-cell>
          <table:table-cell office:value-type="float" office:value="0.0673534">
            <text:p>0.0673534</text:p>
          </table:table-cell>
          <table:table-cell office:value-type="float" office:value="0.000434865">
            <text:p>0.000434865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.5708">
            <text:p>1.5708</text:p>
          </table:table-cell>
          <table:table-cell office:value-type="float" office:value="0.0697125">
            <text:p>0.0697125</text:p>
          </table:table-cell>
          <table:table-cell office:value-type="float" office:value="0.000350016">
            <text:p>0.000350016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.88496">
            <text:p>1.88496</text:p>
          </table:table-cell>
          <table:table-cell office:value-type="float" office:value="0.0743793">
            <text:p>0.0743793</text:p>
          </table:table-cell>
          <table:table-cell office:value-type="float" office:value="0.000391461">
            <text:p>0.000391461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.19911">
            <text:p>2.19911</text:p>
          </table:table-cell>
          <table:table-cell office:value-type="float" office:value="0.079189">
            <text:p>0.079189</text:p>
          </table:table-cell>
          <table:table-cell office:value-type="float" office:value="0.000364059">
            <text:p>0.000364059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.51327">
            <text:p>2.51327</text:p>
          </table:table-cell>
          <table:table-cell office:value-type="float" office:value="0.0840358">
            <text:p>0.0840358</text:p>
          </table:table-cell>
          <table:table-cell office:value-type="float" office:value="0.000387277">
            <text:p>0.000387277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.82743">
            <text:p>2.82743</text:p>
          </table:table-cell>
          <table:table-cell office:value-type="float" office:value="0.0913946">
            <text:p>0.0913946</text:p>
          </table:table-cell>
          <table:table-cell office:value-type="float" office:value="0.000446175">
            <text:p>0.000446175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3.14159">
            <text:p>3.14159</text:p>
          </table:table-cell>
          <table:table-cell office:value-type="float" office:value="0.100769">
            <text:p>0.100769</text:p>
          </table:table-cell>
          <table:table-cell office:value-type="float" office:value="0.00055991">
            <text:p>0.00055991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3.45575">
            <text:p>3.45575</text:p>
          </table:table-cell>
          <table:table-cell office:value-type="float" office:value="0.110077">
            <text:p>0.110077</text:p>
          </table:table-cell>
          <table:table-cell office:value-type="float" office:value="0.00061053">
            <text:p>0.00061053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3.76991">
            <text:p>3.76991</text:p>
          </table:table-cell>
          <table:table-cell office:value-type="float" office:value="0.12328">
            <text:p>0.12328</text:p>
          </table:table-cell>
          <table:table-cell office:value-type="float" office:value="0.000617706">
            <text:p>0.000617706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4.08407">
            <text:p>4.08407</text:p>
          </table:table-cell>
          <table:table-cell office:value-type="float" office:value="0.139427">
            <text:p>0.139427</text:p>
          </table:table-cell>
          <table:table-cell office:value-type="float" office:value="0.00072983">
            <text:p>0.00072983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4.39823">
            <text:p>4.39823</text:p>
          </table:table-cell>
          <table:table-cell office:value-type="float" office:value="0.157617">
            <text:p>0.157617</text:p>
          </table:table-cell>
          <table:table-cell office:value-type="float" office:value="0.000786988">
            <text:p>0.000786988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4.71239">
            <text:p>4.71239</text:p>
          </table:table-cell>
          <table:table-cell office:value-type="float" office:value="0.184396">
            <text:p>0.184396</text:p>
          </table:table-cell>
          <table:table-cell office:value-type="float" office:value="0.000853705">
            <text:p>0.000853705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5.02655">
            <text:p>5.02655</text:p>
          </table:table-cell>
          <table:table-cell office:value-type="float" office:value="0.214425">
            <text:p>0.214425</text:p>
          </table:table-cell>
          <table:table-cell office:value-type="float" office:value="0.00106782">
            <text:p>0.00106782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5.34071">
            <text:p>5.34071</text:p>
          </table:table-cell>
          <table:table-cell office:value-type="float" office:value="0.249172">
            <text:p>0.249172</text:p>
          </table:table-cell>
          <table:table-cell office:value-type="float" office:value="0.00125348">
            <text:p>0.00125348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5.65487">
            <text:p>5.65487</text:p>
          </table:table-cell>
          <table:table-cell office:value-type="float" office:value="0.294054">
            <text:p>0.294054</text:p>
          </table:table-cell>
          <table:table-cell office:value-type="float" office:value="0.00151993">
            <text:p>0.00151993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5.96903">
            <text:p>5.96903</text:p>
          </table:table-cell>
          <table:table-cell office:value-type="float" office:value="0.352645">
            <text:p>0.352645</text:p>
          </table:table-cell>
          <table:table-cell office:value-type="float" office:value="0.00152305">
            <text:p>0.00152305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6.28319">
            <text:p>6.28319</text:p>
          </table:table-cell>
          <table:table-cell office:value-type="float" office:value="0.426621">
            <text:p>0.426621</text:p>
          </table:table-cell>
          <table:table-cell office:value-type="float" office:value="0.00226891">
            <text:p>0.00226891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6.59734">
            <text:p>6.59734</text:p>
          </table:table-cell>
          <table:table-cell office:value-type="float" office:value="0.515569">
            <text:p>0.515569</text:p>
          </table:table-cell>
          <table:table-cell office:value-type="float" office:value="0.00260792">
            <text:p>0.00260792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6.9115">
            <text:p>6.9115</text:p>
          </table:table-cell>
          <table:table-cell office:value-type="float" office:value="0.623277">
            <text:p>0.623277</text:p>
          </table:table-cell>
          <table:table-cell office:value-type="float" office:value="0.00334255">
            <text:p>0.00334255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7.22566">
            <text:p>7.22566</text:p>
          </table:table-cell>
          <table:table-cell office:value-type="float" office:value="0.729387">
            <text:p>0.729387</text:p>
          </table:table-cell>
          <table:table-cell office:value-type="float" office:value="0.00371162">
            <text:p>0.00371162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7.53982">
            <text:p>7.53982</text:p>
          </table:table-cell>
          <table:table-cell office:value-type="float" office:value="0.858469">
            <text:p>0.858469</text:p>
          </table:table-cell>
          <table:table-cell office:value-type="float" office:value="0.00420391">
            <text:p>0.00420391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7.85398">
            <text:p>7.85398</text:p>
          </table:table-cell>
          <table:table-cell office:value-type="float" office:value="0.986028">
            <text:p>0.986028</text:p>
          </table:table-cell>
          <table:table-cell office:value-type="float" office:value="0.00517034">
            <text:p>0.00517034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8.16814">
            <text:p>8.16814</text:p>
          </table:table-cell>
          <table:table-cell office:value-type="float" office:value="1.08657">
            <text:p>1.08657</text:p>
          </table:table-cell>
          <table:table-cell office:value-type="float" office:value="0.00547079">
            <text:p>0.00547079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8.4823">
            <text:p>8.4823</text:p>
          </table:table-cell>
          <table:table-cell office:value-type="float" office:value="1.14848">
            <text:p>1.14848</text:p>
          </table:table-cell>
          <table:table-cell office:value-type="float" office:value="0.00567473">
            <text:p>0.00567473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8.79646">
            <text:p>8.79646</text:p>
          </table:table-cell>
          <table:table-cell office:value-type="float" office:value="1.18087">
            <text:p>1.18087</text:p>
          </table:table-cell>
          <table:table-cell office:value-type="float" office:value="0.00542942">
            <text:p>0.00542942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9.11062">
            <text:p>9.11062</text:p>
          </table:table-cell>
          <table:table-cell office:value-type="float" office:value="1.18301">
            <text:p>1.18301</text:p>
          </table:table-cell>
          <table:table-cell office:value-type="float" office:value="0.00507412">
            <text:p>0.00507412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9.42478">
            <text:p>9.42478</text:p>
          </table:table-cell>
          <table:table-cell office:value-type="float" office:value="1.17814">
            <text:p>1.17814</text:p>
          </table:table-cell>
          <table:table-cell office:value-type="float" office:value="0.00567838">
            <text:p>0.00567838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9.73894">
            <text:p>9.73894</text:p>
          </table:table-cell>
          <table:table-cell office:value-type="float" office:value="1.14299">
            <text:p>1.14299</text:p>
          </table:table-cell>
          <table:table-cell office:value-type="float" office:value="0.00616553">
            <text:p>0.00616553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0.0531">
            <text:p>10.0531</text:p>
          </table:table-cell>
          <table:table-cell office:value-type="float" office:value="1.09929">
            <text:p>1.09929</text:p>
          </table:table-cell>
          <table:table-cell office:value-type="float" office:value="0.00548724">
            <text:p>0.00548724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0.3673">
            <text:p>10.3673</text:p>
          </table:table-cell>
          <table:table-cell office:value-type="float" office:value="1.0689">
            <text:p>1.0689</text:p>
          </table:table-cell>
          <table:table-cell office:value-type="float" office:value="0.00549227">
            <text:p>0.00549227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0.6814">
            <text:p>10.6814</text:p>
          </table:table-cell>
          <table:table-cell office:value-type="float" office:value="1.03623">
            <text:p>1.03623</text:p>
          </table:table-cell>
          <table:table-cell office:value-type="float" office:value="0.00478356">
            <text:p>0.00478356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0.9956">
            <text:p>10.9956</text:p>
          </table:table-cell>
          <table:table-cell office:value-type="float" office:value="1.01739">
            <text:p>1.01739</text:p>
          </table:table-cell>
          <table:table-cell office:value-type="float" office:value="0.00525102">
            <text:p>0.00525102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1.3097">
            <text:p>11.3097</text:p>
          </table:table-cell>
          <table:table-cell office:value-type="float" office:value="0.996092">
            <text:p>0.996092</text:p>
          </table:table-cell>
          <table:table-cell office:value-type="float" office:value="0.00492365">
            <text:p>0.00492365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1.6239">
            <text:p>11.6239</text:p>
          </table:table-cell>
          <table:table-cell office:value-type="float" office:value="0.990214">
            <text:p>0.990214</text:p>
          </table:table-cell>
          <table:table-cell office:value-type="float" office:value="0.00509106">
            <text:p>0.00509106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1.9381">
            <text:p>11.9381</text:p>
          </table:table-cell>
          <table:table-cell office:value-type="float" office:value="0.975561">
            <text:p>0.975561</text:p>
          </table:table-cell>
          <table:table-cell office:value-type="float" office:value="0.00480029">
            <text:p>0.00480029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2.2522">
            <text:p>12.2522</text:p>
          </table:table-cell>
          <table:table-cell office:value-type="float" office:value="0.977223">
            <text:p>0.977223</text:p>
          </table:table-cell>
          <table:table-cell office:value-type="float" office:value="0.005601">
            <text:p>0.005601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2.5664">
            <text:p>12.5664</text:p>
          </table:table-cell>
          <table:table-cell office:value-type="float" office:value="0.974983">
            <text:p>0.974983</text:p>
          </table:table-cell>
          <table:table-cell office:value-type="float" office:value="0.00461229">
            <text:p>0.00461229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2.8805">
            <text:p>12.8805</text:p>
          </table:table-cell>
          <table:table-cell office:value-type="float" office:value="0.96797">
            <text:p>0.96797</text:p>
          </table:table-cell>
          <table:table-cell office:value-type="float" office:value="0.00469994">
            <text:p>0.00469994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3.1947">
            <text:p>13.1947</text:p>
          </table:table-cell>
          <table:table-cell office:value-type="float" office:value="0.967061">
            <text:p>0.967061</text:p>
          </table:table-cell>
          <table:table-cell office:value-type="float" office:value="0.0051384">
            <text:p>0.0051384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3.5088">
            <text:p>13.5088</text:p>
          </table:table-cell>
          <table:table-cell office:value-type="float" office:value="0.982006">
            <text:p>0.982006</text:p>
          </table:table-cell>
          <table:table-cell office:value-type="float" office:value="0.00564973">
            <text:p>0.00564973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3.823">
            <text:p>13.823</text:p>
          </table:table-cell>
          <table:table-cell office:value-type="float" office:value="1.00309">
            <text:p>1.00309</text:p>
          </table:table-cell>
          <table:table-cell office:value-type="float" office:value="0.00472582">
            <text:p>0.00472582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4.1372">
            <text:p>14.1372</text:p>
          </table:table-cell>
          <table:table-cell office:value-type="float" office:value="1.00403">
            <text:p>1.00403</text:p>
          </table:table-cell>
          <table:table-cell office:value-type="float" office:value="0.0051434">
            <text:p>0.0051434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4.4513">
            <text:p>14.4513</text:p>
          </table:table-cell>
          <table:table-cell office:value-type="float" office:value="1.01043">
            <text:p>1.01043</text:p>
          </table:table-cell>
          <table:table-cell office:value-type="float" office:value="0.00528854">
            <text:p>0.00528854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4.7655">
            <text:p>14.7655</text:p>
          </table:table-cell>
          <table:table-cell office:value-type="float" office:value="1.01256">
            <text:p>1.01256</text:p>
          </table:table-cell>
          <table:table-cell office:value-type="float" office:value="0.00489858">
            <text:p>0.00489858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5.0796">
            <text:p>15.0796</text:p>
          </table:table-cell>
          <table:table-cell office:value-type="float" office:value="1.01546">
            <text:p>1.01546</text:p>
          </table:table-cell>
          <table:table-cell office:value-type="float" office:value="0.00577186">
            <text:p>0.00577186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5.3938">
            <text:p>15.3938</text:p>
          </table:table-cell>
          <table:table-cell office:value-type="float" office:value="1.02289">
            <text:p>1.02289</text:p>
          </table:table-cell>
          <table:table-cell office:value-type="float" office:value="0.00548706">
            <text:p>0.00548706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5.708">
            <text:p>15.708</text:p>
          </table:table-cell>
          <table:table-cell office:value-type="float" office:value="1.02218">
            <text:p>1.02218</text:p>
          </table:table-cell>
          <table:table-cell office:value-type="float" office:value="0.00496529">
            <text:p>0.00496529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6.0221">
            <text:p>16.0221</text:p>
          </table:table-cell>
          <table:table-cell office:value-type="float" office:value="1.01681">
            <text:p>1.01681</text:p>
          </table:table-cell>
          <table:table-cell office:value-type="float" office:value="0.00502727">
            <text:p>0.00502727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6.3363">
            <text:p>16.3363</text:p>
          </table:table-cell>
          <table:table-cell office:value-type="float" office:value="1.00414">
            <text:p>1.00414</text:p>
          </table:table-cell>
          <table:table-cell office:value-type="float" office:value="0.00506117">
            <text:p>0.00506117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6.6504">
            <text:p>16.6504</text:p>
          </table:table-cell>
          <table:table-cell office:value-type="float" office:value="1.00674">
            <text:p>1.00674</text:p>
          </table:table-cell>
          <table:table-cell office:value-type="float" office:value="0.00440017">
            <text:p>0.00440017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6.9646">
            <text:p>16.9646</text:p>
          </table:table-cell>
          <table:table-cell office:value-type="float" office:value="1.00097">
            <text:p>1.00097</text:p>
          </table:table-cell>
          <table:table-cell office:value-type="float" office:value="0.00470338">
            <text:p>0.00470338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7.2788">
            <text:p>17.2788</text:p>
          </table:table-cell>
          <table:table-cell office:value-type="float" office:value="0.996459">
            <text:p>0.996459</text:p>
          </table:table-cell>
          <table:table-cell office:value-type="float" office:value="0.00498851">
            <text:p>0.00498851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7.5929">
            <text:p>17.5929</text:p>
          </table:table-cell>
          <table:table-cell office:value-type="float" office:value="0.991026">
            <text:p>0.991026</text:p>
          </table:table-cell>
          <table:table-cell office:value-type="float" office:value="0.00477833">
            <text:p>0.00477833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7.9071">
            <text:p>17.9071</text:p>
          </table:table-cell>
          <table:table-cell office:value-type="float" office:value="0.996879">
            <text:p>0.996879</text:p>
          </table:table-cell>
          <table:table-cell office:value-type="float" office:value="0.00536396">
            <text:p>0.00536396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8.2212">
            <text:p>18.2212</text:p>
          </table:table-cell>
          <table:table-cell office:value-type="float" office:value="0.995788">
            <text:p>0.995788</text:p>
          </table:table-cell>
          <table:table-cell office:value-type="float" office:value="0.00450621">
            <text:p>0.00450621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8.5354">
            <text:p>18.5354</text:p>
          </table:table-cell>
          <table:table-cell office:value-type="float" office:value="0.985707">
            <text:p>0.985707</text:p>
          </table:table-cell>
          <table:table-cell office:value-type="float" office:value="0.00505237">
            <text:p>0.00505237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8.8496">
            <text:p>18.8496</text:p>
          </table:table-cell>
          <table:table-cell office:value-type="float" office:value="0.995577">
            <text:p>0.995577</text:p>
          </table:table-cell>
          <table:table-cell office:value-type="float" office:value="0.00475728">
            <text:p>0.00475728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9.1637">
            <text:p>19.1637</text:p>
          </table:table-cell>
          <table:table-cell office:value-type="float" office:value="0.993411">
            <text:p>0.993411</text:p>
          </table:table-cell>
          <table:table-cell office:value-type="float" office:value="0.00436242">
            <text:p>0.00436242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9.4779">
            <text:p>19.4779</text:p>
          </table:table-cell>
          <table:table-cell office:value-type="float" office:value="0.990603">
            <text:p>0.990603</text:p>
          </table:table-cell>
          <table:table-cell office:value-type="float" office:value="0.00514938">
            <text:p>0.00514938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19.792">
            <text:p>19.792</text:p>
          </table:table-cell>
          <table:table-cell office:value-type="float" office:value="0.994044">
            <text:p>0.994044</text:p>
          </table:table-cell>
          <table:table-cell office:value-type="float" office:value="0.00507791">
            <text:p>0.00507791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0.1062">
            <text:p>20.1062</text:p>
          </table:table-cell>
          <table:table-cell office:value-type="float" office:value="1.00092">
            <text:p>1.00092</text:p>
          </table:table-cell>
          <table:table-cell office:value-type="float" office:value="0.00503717">
            <text:p>0.00503717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0.4204">
            <text:p>20.4204</text:p>
          </table:table-cell>
          <table:table-cell office:value-type="float" office:value="0.997857">
            <text:p>0.997857</text:p>
          </table:table-cell>
          <table:table-cell office:value-type="float" office:value="0.00465666">
            <text:p>0.00465666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0.7345">
            <text:p>20.7345</text:p>
          </table:table-cell>
          <table:table-cell office:value-type="float" office:value="0.995057">
            <text:p>0.995057</text:p>
          </table:table-cell>
          <table:table-cell office:value-type="float" office:value="0.00430329">
            <text:p>0.00430329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1.0487">
            <text:p>21.0487</text:p>
          </table:table-cell>
          <table:table-cell office:value-type="float" office:value="0.997484">
            <text:p>0.997484</text:p>
          </table:table-cell>
          <table:table-cell office:value-type="float" office:value="0.00517118">
            <text:p>0.00517118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1.3628">
            <text:p>21.3628</text:p>
          </table:table-cell>
          <table:table-cell office:value-type="float" office:value="1.00181">
            <text:p>1.00181</text:p>
          </table:table-cell>
          <table:table-cell office:value-type="float" office:value="0.00476022">
            <text:p>0.00476022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1.677">
            <text:p>21.677</text:p>
          </table:table-cell>
          <table:table-cell office:value-type="float" office:value="1.00264">
            <text:p>1.00264</text:p>
          </table:table-cell>
          <table:table-cell office:value-type="float" office:value="0.00485457">
            <text:p>0.00485457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1.9911">
            <text:p>21.9911</text:p>
          </table:table-cell>
          <table:table-cell office:value-type="float" office:value="1.0044">
            <text:p>1.0044</text:p>
          </table:table-cell>
          <table:table-cell office:value-type="float" office:value="0.00426125">
            <text:p>0.00426125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2.3053">
            <text:p>22.3053</text:p>
          </table:table-cell>
          <table:table-cell office:value-type="float" office:value="0.99398">
            <text:p>0.99398</text:p>
          </table:table-cell>
          <table:table-cell office:value-type="float" office:value="0.00434158">
            <text:p>0.00434158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2.6195">
            <text:p>22.6195</text:p>
          </table:table-cell>
          <table:table-cell office:value-type="float" office:value="1.00933">
            <text:p>1.00933</text:p>
          </table:table-cell>
          <table:table-cell office:value-type="float" office:value="0.00484492">
            <text:p>0.00484492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2.9336">
            <text:p>22.9336</text:p>
          </table:table-cell>
          <table:table-cell office:value-type="float" office:value="0.996194">
            <text:p>0.996194</text:p>
          </table:table-cell>
          <table:table-cell office:value-type="float" office:value="0.00441711">
            <text:p>0.00441711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3.2478">
            <text:p>23.2478</text:p>
          </table:table-cell>
          <table:table-cell office:value-type="float" office:value="0.998789">
            <text:p>0.998789</text:p>
          </table:table-cell>
          <table:table-cell office:value-type="float" office:value="0.00515745">
            <text:p>0.00515745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3.5619">
            <text:p>23.5619</text:p>
          </table:table-cell>
          <table:table-cell office:value-type="float" office:value="0.998756">
            <text:p>0.998756</text:p>
          </table:table-cell>
          <table:table-cell office:value-type="float" office:value="0.00511207">
            <text:p>0.00511207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3.8761">
            <text:p>23.8761</text:p>
          </table:table-cell>
          <table:table-cell office:value-type="float" office:value="0.994209">
            <text:p>0.994209</text:p>
          </table:table-cell>
          <table:table-cell office:value-type="float" office:value="0.0049088">
            <text:p>0.0049088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4.1903">
            <text:p>24.1903</text:p>
          </table:table-cell>
          <table:table-cell office:value-type="float" office:value="1.00109">
            <text:p>1.00109</text:p>
          </table:table-cell>
          <table:table-cell office:value-type="float" office:value="0.00466132">
            <text:p>0.00466132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4.5044">
            <text:p>24.5044</text:p>
          </table:table-cell>
          <table:table-cell office:value-type="float" office:value="1.00279">
            <text:p>1.00279</text:p>
          </table:table-cell>
          <table:table-cell office:value-type="float" office:value="0.00556998">
            <text:p>0.00556998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  <table:table-row>
          <table:table-cell office:value-type="float" office:value="24.8186">
            <text:p>24.8186</text:p>
          </table:table-cell>
          <table:table-cell office:value-type="float" office:value="1.00258">
            <text:p>1.00258</text:p>
          </table:table-cell>
          <table:table-cell office:value-type="float" office:value="0.00578426">
            <text:p>0.00578426</text:p>
          </table:table-cell>
          <table:table-cell office:value-type="string" office:value="snn">
            <text:p>snn</text:p>
          </table:table-cell>
          <table:table-cell office:value-type="float" office:value="100">
            <text:p>100</text:p>
          </table:table-cell>
          <table:table-cell office:value-type="string" office:value="structure1d_sk.dat">
            <text:p>structure1d_sk.da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2</meta:generator>
  </office:meta>
</office:document-meta>
</file>